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C000000E94A939FAB.png"/>
  <manifest:file-entry manifest:media-type="image/png" manifest:full-path="Pictures/10000000000001170000010FDBA37045.png"/>
  <manifest:file-entry manifest:media-type="image/png" manifest:full-path="Pictures/10000000000001430000005BCDA2DA34.png"/>
  <manifest:file-entry manifest:media-type="image/png" manifest:full-path="Pictures/10000000000000D50000011B7FA7E555.png"/>
  <manifest:file-entry manifest:media-type="image/png" manifest:full-path="Pictures/10000000000000E4000000B6C6ED30C7.png"/>
  <manifest:file-entry manifest:media-type="image/png" manifest:full-path="Pictures/10000000000000CB0000003FEA12F820.png"/>
  <manifest:file-entry manifest:media-type="" manifest:full-path="Pictures/200000070000183900001D160FD1DFB6.svm"/>
  <manifest:file-entry manifest:media-type="image/png" manifest:full-path="Pictures/100000000000022F0000012E29A96855.png"/>
  <manifest:file-entry manifest:media-type="image/png" manifest:full-path="Pictures/100000000000040300000217C831D61C.png"/>
  <manifest:file-entry manifest:media-type="image/png" manifest:full-path="Pictures/1000000000000341000000C9D0D448DC.png"/>
  <manifest:file-entry manifest:media-type="image/png" manifest:full-path="Pictures/10000000000000D100000148726C9D04.png"/>
  <manifest:file-entry manifest:media-type="image/png" manifest:full-path="Pictures/10000000000000BF000000EF2DF3F606.png"/>
  <manifest:file-entry manifest:media-type="image/png" manifest:full-path="Pictures/1000000000000101000000D7EA67E519.png"/>
  <manifest:file-entry manifest:media-type="image/png" manifest:full-path="Pictures/10000000000000FF000000F753F79F3D.png"/>
  <manifest:file-entry manifest:media-type="image/png" manifest:full-path="Pictures/10000000000001C60000013D149DA628.png"/>
  <manifest:file-entry manifest:media-type="image/png" manifest:full-path="Pictures/10000000000000F80000009959FB2094.png"/>
  <manifest:file-entry manifest:media-type="image/png" manifest:full-path="Pictures/10000000000001B50000013B09E96793.png"/>
  <manifest:file-entry manifest:media-type="image/png" manifest:full-path="Pictures/100000000000009D0000003F9236C7D5.png"/>
  <manifest:file-entry manifest:media-type="image/png" manifest:full-path="Pictures/10000000000000EF000000B9F951C6CF.png"/>
  <manifest:file-entry manifest:media-type="image/png" manifest:full-path="Pictures/10000000000000CA000000D9614A6A04.png"/>
  <manifest:file-entry manifest:media-type="image/png" manifest:full-path="Pictures/10000000000001F600000142B222F83B.png"/>
  <manifest:file-entry manifest:media-type="image/png" manifest:full-path="Pictures/10000000000000CE000000C792355C3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6.0625in" fo:margin-left="-0.0069in" fo:margin-right="-0.0556in" table:align="margins" style:writing-mode="lr-tb"/>
    </style:style>
    <style:style style:name="Table1.A" style:family="table-column">
      <style:table-column-properties style:column-width="1.8632in" style:rel-column-width="20143*"/>
    </style:style>
    <style:style style:name="Table1.B" style:family="table-column">
      <style:table-column-properties style:column-width="4.1993in" style:rel-column-width="45392*"/>
    </style:style>
    <style:style style:name="Table1.1" style:family="table-row">
      <style:table-row-properties style:keep-together="true" fo:keep-together="auto"/>
    </style:style>
    <style:style style:name="Table1.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top" fo:padding-left="0.0486in" fo:padding-right="0.0486in" fo:padding-top="0in" fo:padding-bottom="0in" fo:border="0.0007in solid #000000" style:writing-mode="lr-tb"/>
    </style:style>
    <style:style style:name="Table1.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1.B4" style:family="table-cell" style:data-style-name="N37">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2" style:family="table">
      <style:table-properties style:width="6.0083in" fo:margin-left="-0.0535in" fo:margin-right="0.0451in" table:align="margins" style:writing-mode="lr-tb"/>
    </style:style>
    <style:style style:name="Table2.A" style:family="table-column">
      <style:table-column-properties style:column-width="1.5729in" style:rel-column-width="17156*"/>
    </style:style>
    <style:style style:name="Table2.B" style:family="table-column">
      <style:table-column-properties style:column-width="1.3292in" style:rel-column-width="14497*"/>
    </style:style>
    <style:style style:name="Table2.C" style:family="table-column">
      <style:table-column-properties style:column-width="3.1063in" style:rel-column-width="33882*"/>
    </style:style>
    <style:style style:name="Table2.1" style:family="table-row">
      <style:table-row-properties style:keep-together="true" fo:keep-together="auto"/>
    </style:style>
    <style:style style:name="Table2.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C1" style:family="table-cell">
      <style:table-cell-properties style:vertical-align="top" fo:padding-left="0.0486in" fo:padding-right="0.0486in" fo:padding-top="0in" fo:padding-bottom="0in" fo:border="0.0007in solid #000000" style:writing-mode="lr-tb"/>
    </style:style>
    <style:style style:name="Table2.A2" style:family="table-cell" style:data-style-name="N37">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B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C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3" style:family="table">
      <style:table-properties style:width="6in" table:align="margins"/>
    </style:style>
    <style:style style:name="Table3.A" style:family="table-column">
      <style:table-column-properties style:column-width="2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Normal">
      <style:paragraph-properties fo:break-before="page"/>
      <style:text-properties fo:font-weight="bold" style:font-weight-asian="bold"/>
    </style:style>
    <style:style style:name="P2" style:family="paragraph" style:parent-style-name="Normal">
      <style:text-properties fo:font-weight="bold" style:font-weight-asian="bold"/>
    </style:style>
    <style:style style:name="P3" style:family="paragraph" style:parent-style-name="Default_20_Text">
      <style:paragraph-properties style:snap-to-layout-grid="false"/>
    </style:style>
    <style:style style:name="P4" style:family="paragraph" style:parent-style-name="Default_20_Text">
      <style:paragraph-properties style:snap-to-layout-grid="false"/>
      <style:text-properties fo:font-size="10pt" style:font-size-asian="10pt"/>
    </style:style>
    <style:style style:name="P5" style:family="paragraph" style:parent-style-name="Default_20_Text">
      <style:paragraph-properties style:snap-to-layout-grid="false"/>
      <style:text-properties style:use-window-font-color="true"/>
    </style:style>
    <style:style style:name="P6"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7" style:family="paragraph" style:parent-style-name="Default_20_Text" style:list-style-name="L2">
      <style:text-properties fo:language="en" fo:country="US"/>
    </style:style>
    <style:style style:name="P8"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9" style:family="paragraph" style:parent-style-name="Codeline" style:list-style-name="L2"/>
    <style:style style:name="P10" style:family="paragraph" style:parent-style-name="Default_20_Text" style:list-style-name="L1">
      <style:text-properties fo:language="en" fo:country="US"/>
    </style:style>
    <style:style style:name="P11" style:family="paragraph" style:parent-style-name="Default_20_Text" style:list-style-name="L2"/>
    <style:style style:name="P12" style:family="paragraph" style:parent-style-name="Default_20_Text" style:list-style-name="L2">
      <style:text-properties style:font-name="Courier New1" fo:font-weight="normal" style:font-weight-asian="normal" style:font-weight-complex="normal"/>
    </style:style>
    <style:style style:name="P13" style:family="paragraph" style:parent-style-name="Default_20_Text">
      <style:text-properties fo:language="en" fo:country="US"/>
    </style:style>
    <style:style style:name="P14" style:family="paragraph" style:parent-style-name="Codeline"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15" style:family="paragraph" style:parent-style-name="Default_20_Text" style:list-style-name="L2">
      <style:text-properties fo:language="en" fo:country="US" fo:font-style="italic" style:font-style-asian="italic" style:font-style-complex="italic"/>
    </style:style>
    <style:style style:name="P16"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17" style:family="paragraph" style:parent-style-name="Heading_20_2">
      <style:text-properties fo:language="en" fo:country="US"/>
    </style:style>
    <style:style style:name="P18" style:family="paragraph" style:parent-style-name="Text_20_Body_20_Single" style:list-style-name="L3">
      <style:text-properties fo:language="en" fo:country="US"/>
    </style:style>
    <style:style style:name="P19" style:family="paragraph" style:parent-style-name="Text_20_Body_20_Single">
      <style:text-properties fo:language="en" fo:country="US"/>
    </style:style>
    <style:style style:name="P20" style:family="paragraph" style:parent-style-name="Heading_20_2">
      <style:paragraph-properties fo:break-before="page"/>
      <style:text-properties fo:language="en" fo:country="US"/>
    </style:style>
    <style:style style:name="P21" style:family="paragraph" style:parent-style-name="Header">
      <style:paragraph-properties fo:text-align="center" style:justify-single-word="false"/>
      <style:text-properties fo:text-transform="uppercase" style:font-name="Georgia" fo:font-size="10pt" fo:letter-spacing="0.0417in" style:font-size-asian="10pt"/>
    </style:style>
    <style:style style:name="P22" style:family="paragraph" style:parent-style-name="Header">
      <style:paragraph-properties fo:text-align="center" style:justify-single-word="false"/>
    </style:style>
    <style:style style:name="P23" style:family="paragraph" style:parent-style-name="Normal">
      <style:paragraph-properties fo:margin-left="0in" fo:margin-right="0.25in" fo:text-align="start" style:justify-single-word="false" fo:text-indent="0in" style:auto-text-indent="false"/>
    </style:style>
    <style:style style:name="P24" style:family="paragraph" style:parent-style-name="Default_20_Text">
      <style:paragraph-properties style:snap-to-layout-grid="false"/>
    </style:style>
    <style:style style:name="P25" style:family="paragraph" style:parent-style-name="Default_20_Text">
      <style:paragraph-properties style:snap-to-layout-grid="false"/>
      <style:text-properties fo:font-size="10pt" style:font-size-asian="10pt"/>
    </style:style>
    <style:style style:name="P26" style:family="paragraph" style:parent-style-name="Default_20_Text">
      <style:paragraph-properties style:snap-to-layout-grid="false"/>
      <style:text-properties style:use-window-font-color="true"/>
    </style:style>
    <style:style style:name="P27" style:family="paragraph" style:parent-style-name="Default_20_Text">
      <style:paragraph-properties style:snap-to-layout-grid="false"/>
      <style:text-properties style:use-window-font-color="true" fo:font-weight="bold" style:font-weight-asian="bold"/>
    </style:style>
    <style:style style:name="P28" style:family="paragraph" style:parent-style-name="Heading_20_3">
      <style:paragraph-properties fo:break-before="page"/>
    </style:style>
    <style:style style:name="P29" style:family="paragraph" style:parent-style-name="Normal">
      <style:paragraph-properties fo:text-align="center" style:justify-single-word="false"/>
    </style:style>
    <style:style style:name="P30" style:family="paragraph" style:parent-style-name="Normal">
      <style:paragraph-properties fo:text-align="center" style:justify-single-word="false" style:text-autospace="none"/>
    </style:style>
    <style:style style:name="P31" style:family="paragraph" style:parent-style-name="Normal">
      <style:paragraph-properties fo:text-align="center" style:justify-single-word="false" style:text-autospace="none"/>
      <style:text-properties fo:font-weight="bold" style:font-weight-asian="bold"/>
    </style:style>
    <style:style style:name="P32"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style>
    <style:style style:name="P33" style:family="paragraph" style:parent-style-name="Contents_20_Heading">
      <style:text-properties fo:font-size="10pt" style:font-size-asian="10pt"/>
    </style:style>
    <style:style style:name="P34" style:family="paragraph" style:parent-style-name="Table_20_Contents">
      <style:text-properties fo:font-weight="bold" style:font-weight-asian="bold" style:font-weight-complex="bold"/>
    </style:style>
    <style:style style:name="P35" style:family="paragraph" style:parent-style-name="Default_20_Text">
      <style:paragraph-properties fo:background-color="#e6e6e6">
        <style:background-image/>
      </style:paragraph-properties>
      <style:text-properties style:font-name="Monospace" fo:font-size="6pt" style:font-name-asian="Monospace" style:font-size-asian="6pt" style:font-name-complex="Monospace" style:font-size-complex="6pt"/>
    </style:style>
    <style:style style:name="P36" style:family="paragraph" style:parent-style-name="Default_20_Text">
      <style:paragraph-properties fo:margin-left="0in" fo:margin-right="0in" fo:text-align="start" style:justify-single-word="false" fo:text-indent="0in" style:auto-text-indent="false" fo:background-color="#e6e6e6" style:text-autospace="none">
        <style:background-image/>
      </style:paragraph-properties>
      <style:text-properties style:font-name="Monospace" fo:font-size="6pt" style:font-name-asian="Monospace" style:font-size-asian="6pt" style:font-name-complex="Monospace" style:font-size-complex="6pt"/>
    </style:style>
    <style:style style:name="P37" style:family="paragraph" style:parent-style-name="Default_20_Text">
      <style:paragraph-properties fo:margin-left="0in" fo:margin-right="0in" fo:text-align="start" style:justify-single-word="false" fo:text-indent="0in" style:auto-text-indent="false" fo:background-color="#e6e6e6" style:text-autospace="none">
        <style:background-image/>
      </style:paragraph-properties>
      <style:text-properties fo:color="#0000ff" style:font-name="Monospace" fo:font-size="6pt" style:font-name-asian="Monospace" style:font-size-asian="6pt" style:font-name-complex="Monospace" style:font-size-complex="6pt"/>
    </style:style>
    <style:style style:name="P38" style:family="paragraph" style:parent-style-name="Heading_20_1">
      <style:paragraph-properties fo:break-before="page"/>
    </style:style>
    <style:style style:name="P39" style:family="paragraph" style:parent-style-name="Contents_20_1">
      <style:paragraph-properties>
        <style:tab-stops>
          <style:tab-stop style:position="6in" style:type="right" style:leader-style="dotted" style:leader-text="."/>
        </style:tab-stops>
      </style:paragraph-properties>
    </style:style>
    <style:style style:name="P40" style:family="paragraph" style:parent-style-name="Contents_20_Heading">
      <style:text-properties fo:font-size="10pt" style:font-size-asian="10pt"/>
    </style:style>
    <style:style style:name="P41" style:family="paragraph" style:parent-style-name="Contents_20_2">
      <style:paragraph-properties>
        <style:tab-stops>
          <style:tab-stop style:position="5.8035in" style:type="right" style:leader-style="dotted" style:leader-text="."/>
        </style:tab-stops>
      </style:paragraph-properties>
    </style:style>
    <style:style style:name="P42" style:family="paragraph" style:parent-style-name="Default_20_Text">
      <style:text-properties fo:language="en" fo:country="US"/>
    </style:style>
    <style:style style:name="P43" style:family="paragraph" style:parent-style-name="Default_20_Text" style:list-style-name="L1">
      <style:text-properties fo:language="en" fo:country="US"/>
    </style:style>
    <style:style style:name="P44" style:family="paragraph" style:parent-style-name="Default_20_Text" style:list-style-name="L2">
      <style:text-properties fo:language="en" fo:country="US" fo:font-style="italic" style:font-style-asian="italic" style:font-style-complex="italic"/>
    </style:style>
    <style:style style:name="P45" style:family="paragraph" style:parent-style-name="Default_20_Text" style:list-style-name="L2">
      <style:text-properties fo:language="en" fo:country="US"/>
    </style:style>
    <style:style style:name="P46" style:family="paragraph" style:parent-style-name="Default_20_Text" style:list-style-name="L2"/>
    <style:style style:name="P47" style:family="paragraph" style:parent-style-name="Default_20_Text" style:list-style-name="L2">
      <style:text-properties style:font-name="Courier New1" fo:font-weight="normal" style:font-weight-asian="normal" style:font-weight-complex="normal"/>
    </style:style>
    <style:style style:name="P48"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49"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50"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51" style:family="paragraph" style:parent-style-name="Default_20_Text">
      <style:paragraph-properties style:snap-to-layout-grid="false"/>
    </style:style>
    <style:style style:name="P52" style:family="paragraph" style:parent-style-name="Default_20_Text">
      <style:paragraph-properties style:snap-to-layout-grid="false"/>
      <style:text-properties fo:font-size="10pt" style:font-size-asian="10pt"/>
    </style:style>
    <style:style style:name="P53" style:family="paragraph" style:parent-style-name="Default_20_Text">
      <style:paragraph-properties style:snap-to-layout-grid="false"/>
      <style:text-properties style:use-window-font-color="true"/>
    </style:style>
    <style:style style:name="P54" style:family="paragraph" style:parent-style-name="Heading_20_2">
      <style:text-properties fo:language="en" fo:country="US"/>
    </style:style>
    <style:style style:name="P55" style:family="paragraph" style:parent-style-name="Heading_20_2">
      <style:paragraph-properties fo:break-before="page"/>
      <style:text-properties fo:language="en" fo:country="US"/>
    </style:style>
    <style:style style:name="P56" style:family="paragraph" style:parent-style-name="Text_20_Body_20_Single">
      <style:text-properties fo:language="en" fo:country="US"/>
    </style:style>
    <style:style style:name="P57" style:family="paragraph" style:parent-style-name="Text_20_Body_20_Single" style:list-style-name="L3">
      <style:text-properties fo:language="en" fo:country="US"/>
    </style:style>
    <style:style style:name="P58" style:family="paragraph" style:parent-style-name="Text_20_Body_20_Single" style:list-style-name="L5"/>
    <style:style style:name="P59" style:family="paragraph" style:parent-style-name="Text_20_Body_20_Single" style:list-style-name="L6"/>
    <style:style style:name="P60" style:family="paragraph" style:parent-style-name="Text_20_Body_20_Single" style:list-style-name="L7"/>
    <style:style style:name="P61" style:family="paragraph" style:parent-style-name="Text_20_Body_20_Single" style:list-style-name="L8"/>
    <style:style style:name="P62" style:family="paragraph" style:parent-style-name="Text_20_Body_20_Single" style:list-style-name="L9"/>
    <style:style style:name="P63" style:family="paragraph" style:parent-style-name="Text_20_Body_20_Single" style:list-style-name="L10"/>
    <style:style style:name="P64" style:family="paragraph" style:parent-style-name="Text_20_Body_20_Single" style:list-style-name="L1"/>
    <style:style style:name="P65" style:family="paragraph" style:parent-style-name="Eliopoli_20_heading_20_1">
      <style:paragraph-properties fo:break-before="page"/>
      <style:text-properties fo:font-size="10pt" style:font-size-asian="10pt"/>
    </style:style>
    <style:style style:name="P66" style:family="paragraph" style:parent-style-name="Codeline" style:list-style-name="L2"/>
    <style:style style:name="P67" style:family="paragraph" style:parent-style-name="Codeline"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68" style:family="paragraph" style:parent-style-name="Normal">
      <style:text-properties fo:font-weight="bold" style:font-weight-asian="bold"/>
    </style:style>
    <style:style style:name="P69" style:family="paragraph" style:parent-style-name="Normal" style:master-page-name="First_20_Page">
      <style:paragraph-properties style:page-number="auto"/>
      <style:text-properties fo:font-size="10pt" style:font-size-asian="10pt"/>
    </style:style>
    <style:style style:name="P70" style:family="paragraph" style:parent-style-name="Normal">
      <style:paragraph-properties fo:break-before="page"/>
      <style:text-properties fo:font-weight="bold" style:font-weight-asian="bold"/>
    </style:style>
    <style:style style:name="P71" style:family="paragraph" style:parent-style-name="Standard">
      <style:paragraph-properties fo:text-align="center" style:justify-single-word="false"/>
    </style:style>
    <style:style style:name="P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style="italic" style:font-style-asian="italic" style:font-style-complex="italic"/>
    </style:style>
    <style:style style:name="T3" style:family="text">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T4"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5" style:family="text">
      <style:text-properties fo:font-variant="normal" fo:text-transform="none" fo:color="#000000" fo:letter-spacing="normal" fo:font-style="normal" fo:font-weight="normal" style:font-weight-asian="normal" style:font-weight-complex="normal"/>
    </style:style>
    <style:style style:name="T6" style:family="text">
      <style:text-properties fo:language="en" fo:country="US"/>
    </style:style>
    <style:style style:name="T7" style:family="text">
      <style:text-properties fo:font-variant="normal" fo:text-transform="none" fo:color="#000000" style:font-name="Courier New1" fo:letter-spacing="normal" fo:font-style="normal" fo:font-weight="normal" style:font-weight-asian="normal" style:font-weight-complex="normal"/>
    </style:style>
    <style:style style:name="T8" style:family="text">
      <style:text-properties style:font-name="Courier New1"/>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imes New Roman"/>
    </style:style>
    <style:style style:name="T14" style:family="text">
      <style:text-properties fo:color="#000000" fo:font-size="12pt" style:font-name-asian="Times New Roman" style:font-size-asian="12pt" style:language-asian="en" style:country-asian="US" style:font-name-complex="Times New Roman" style:font-size-complex="10pt"/>
    </style:style>
    <style:style style:name="T15" style:family="text">
      <style:text-properties fo:font-variant="normal" fo:text-transform="none" fo:color="#000000" style:font-name="Times New Roman1" fo:letter-spacing="normal" fo:font-style="normal" fo:font-weight="normal" style:font-weight-asian="normal" style:font-weight-complex="normal"/>
    </style:style>
    <style:style style:name="T16" style:family="text">
      <style:text-properties fo:font-variant="normal" fo:text-transform="none" fo:color="#000000" style:font-name="Times New Roman1" fo:letter-spacing="normal" fo:font-weight="normal" style:font-weight-asian="normal" style:font-weight-complex="normal"/>
    </style:style>
    <style:style style:name="T17" style:family="text">
      <style:text-properties fo:text-transform="uppercase" style:font-name="Georgia" fo:font-size="8pt" fo:letter-spacing="0.0417in" style:font-size-asian="8pt"/>
    </style:style>
    <style:style style:name="T18" style:family="text">
      <style:text-properties fo:font-variant="normal" fo:text-transform="none" fo:color="#000000" style:font-name="Times New Roman1" fo:letter-spacing="normal" fo:font-style="normal" fo:font-weight="normal" style:font-weight-asian="normal" style:font-weight-complex="normal"/>
    </style:style>
    <style:style style:name="T19" style:family="text">
      <style:text-properties fo:font-variant="normal" fo:text-transform="none" fo:color="#000000" style:font-name="Times New Roman1" fo:letter-spacing="normal" fo:font-weight="normal" style:font-weight-asian="normal" style:font-weight-complex="normal"/>
    </style:style>
    <style:style style:name="T20" style:family="text">
      <style:text-properties fo:font-variant="normal" fo:text-transform="none" fo:color="#000000" style:font-name="Courier New1" fo:letter-spacing="normal" fo:font-style="normal" fo:font-weight="normal" style:font-weight-asian="normal" style:font-weight-complex="normal"/>
    </style:style>
    <style:style style:name="T21" style:family="text">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T22"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23" style:family="text">
      <style:text-properties fo:font-variant="normal" fo:text-transform="none" fo:color="#000000" fo:letter-spacing="normal" fo:font-style="normal" fo:font-weight="normal" style:font-weight-asian="normal" style:font-weight-complex="normal"/>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27" style:family="text">
      <style:text-properties fo:color="#000000" fo:font-size="12pt" style:font-name-asian="Times New Roman" style:font-size-asian="12pt" style:language-asian="en" style:country-asian="US" style:font-name-complex="Times New Roman" style:font-size-complex="10pt"/>
    </style:style>
    <style:style style:name="T28" style:family="text">
      <style:text-properties style:font-name="Courier New1"/>
    </style:style>
    <style:style style:name="T29" style:family="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T30" style:family="text">
      <style:text-properties fo:language="en" fo:country="US"/>
    </style:style>
    <style:style style:name="T31" style:family="text">
      <style:text-properties style:font-name="Times New Roman"/>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style:font-style-asian="normal" style:font-style-complex="normal"/>
    </style:style>
    <style:style style:name="T34" style:family="text">
      <style:text-properties fo:font-weight="bold" style:font-weight-asian="bold" style:font-weight-complex="bold"/>
    </style:style>
    <style:style style:name="T35" style:family="text">
      <style:text-properties fo:color="#000080" style:text-underline-style="solid" style:text-underline-width="auto" style:text-underline-color="font-color"/>
    </style:style>
    <style:style style:name="T36" style:family="text">
      <style:text-properties fo:color="#0000ff"/>
    </style:style>
    <style:style style:name="T37" style:family="text">
      <style:text-properties fo:font-size="8pt" style:font-size-asian="8pt" style:font-size-complex="8pt"/>
    </style:style>
    <style:style style:name="T38" style:family="text">
      <style:text-properties style:use-window-font-color="true"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0" style:family="text">
      <style:text-properties style:use-window-font-color="true" style:text-outline="false" style:text-line-through-style="none" style:text-position="0% 100%" style:font-name="DejaVuSans"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4">
      <text:list-level-style-bullet text:level="1" text:style-name="Bullet_20_Symbols" style:num-suffix="." text:bullet-char="■">
        <style:list-level-properties text:min-label-width="0.1965in"/>
        <style:text-properties fo:font-family="'Times New Roman'" style:font-family-generic="roman" style:font-charset="x-symbol"/>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date-style style:name="N37" number:automatic-order="true">
      <number:month number:style="long"/>
      <number:text>/</number:text>
      <number:day number:style="long"/>
      <number:text>/</number:text>
      <number:year/>
    </number:date-style>
    <number:date-style style:name="N51" number:automatic-order="true">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tracked-changes text:track-changes="false">
        <text:changed-region text:id="ct187313888">
          <text:deletion>
            <office:change-info>
              <dc:creator>Unknown Author</dc:creator>
              <dc:date>2011-02-24T15:05:00</dc:date>
            </office:change-info>
            <text:p text:style-name="P1"/>
            <text:p text:style-name="P2"/>
          </text:deletion>
        </text:changed-region>
        <text:changed-region text:id="ct184652904">
          <text:insertion>
            <office:change-info>
              <dc:creator>Unknown Author</dc:creator>
              <dc:date>2011-02-24T15:06:00</dc:date>
            </office:change-info>
          </text:insertion>
        </text:changed-region>
        <text:changed-region text:id="ct185527336">
          <text:deletion>
            <office:change-info>
              <dc:creator>tschuetz</dc:creator>
              <dc:date>2011-02-24T14:58:00</dc:date>
            </office:change-info>
            <text:p text:style-name="P3"><text:initial-creator>Giuseppe Platania</text:initial-creator></text:p>
          </text:deletion>
        </text:changed-region>
        <text:changed-region text:id="ct184384224">
          <text:insertion>
            <office:change-info>
              <dc:creator>tschuetz</dc:creator>
              <dc:date>2011-02-24T14:58:00</dc:date>
            </office:change-info>
          </text:insertion>
        </text:changed-region>
        <text:changed-region text:id="ct185526232">
          <text:deletion>
            <office:change-info>
              <dc:creator>tschuetz</dc:creator>
              <dc:date>2011-02-24T14:58:00</dc:date>
            </office:change-info>
            <text:p text:style-name="P3">0.<text:editing-cycles>86</text:editing-cycles></text:p>
          </text:deletion>
        </text:changed-region>
        <text:changed-region text:id="ct184384600">
          <text:insertion>
            <office:change-info>
              <dc:creator>tschuetz</dc:creator>
              <dc:date>2011-02-24T14:58:00</dc:date>
            </office:change-info>
          </text:insertion>
        </text:changed-region>
        <text:changed-region text:id="ct184179720">
          <text:deletion>
            <office:change-info>
              <dc:creator>tschuetz</dc:creator>
              <dc:date>2011-02-24T15:00:00</dc:date>
            </office:change-info>
            <text:p text:style-name="P3"><text:creation-date style:data-style-name="N51">01/17/2007 15:30:15</text:creation-date></text:p>
          </text:deletion>
        </text:changed-region>
        <text:changed-region text:id="ct184179848">
          <text:insertion>
            <office:change-info>
              <dc:creator>tschuetz</dc:creator>
              <dc:date>2011-02-24T15:00:00</dc:date>
            </office:change-info>
          </text:insertion>
        </text:changed-region>
        <text:changed-region text:id="ct185432552">
          <text:deletion>
            <office:change-info>
              <dc:creator>Unknown Author</dc:creator>
              <dc:date>2011-02-24T14:47:00</dc:date>
            </office:change-info>
            <text:p text:style-name="P4"><text:a xlink:type="simple" xlink:href="http://wcmf.svn.sourceforge.net/viewvc/wcmf/trunk/docs/tutorials/HelloWorld">docs/tutorials</text:a></text:p>
          </text:deletion>
        </text:changed-region>
        <text:changed-region text:id="ct185433576">
          <text:insertion>
            <office:change-info>
              <dc:creator>Unknown Author</dc:creator>
              <dc:date>2011-02-24T14:47:00</dc:date>
            </office:change-info>
          </text:insertion>
        </text:changed-region>
        <text:changed-region text:id="ct187926032">
          <text:insertion>
            <office:change-info>
              <dc:creator>Unknown Author</dc:creator>
              <dc:date>2011-02-24T14:48:00</dc:date>
            </office:change-info>
          </text:insertion>
        </text:changed-region>
        <text:changed-region text:id="ct187926200">
          <text:deletion>
            <office:change-info>
              <dc:creator>Unknown Author</dc:creator>
              <dc:date>2011-02-24T14:48:00</dc:date>
            </office:change-info>
            <text:p text:style-name="P4"><text:a xlink:type="simple" xlink:href="http://wcmf.svn.sourceforge.net/viewvc/wcmf/trunk/docs/tutorials/HelloWorld">H</text:a><text:a xlink:type="simple" xlink:href="http://wcmf.svn.sourceforge.net/viewvc/wcmf/trunk/docs/tutorials/HelloWorld">e</text:a><text:a xlink:type="simple" xlink:href="http://wcmf.svn.sourceforge.net/viewvc/wcmf/trunk/docs/tutorials/HelloWorld">l</text:a><text:a xlink:type="simple" xlink:href="http://wcmf.svn.sourceforge.net/viewvc/wcmf/trunk/docs/tutorials/HelloWorld">l</text:a><text:a xlink:type="simple" xlink:href="http://wcmf.svn.sourceforge.net/viewvc/wcmf/trunk/docs/tutorials/HelloWorld">o</text:a><text:a xlink:type="simple" xlink:href="http://wcmf.svn.sourceforge.net/viewvc/wcmf/trunk/docs/tutorials/HelloWorld">W</text:a><text:a xlink:type="simple" xlink:href="http://wcmf.svn.sourceforge.net/viewvc/wcmf/trunk/docs/tutorials/HelloWorld">o</text:a><text:a xlink:type="simple" xlink:href="http://wcmf.svn.sourceforge.net/viewvc/wcmf/trunk/docs/tutorials/HelloWorld">r</text:a><text:a xlink:type="simple" xlink:href="http://wcmf.svn.sourceforge.net/viewvc/wcmf/trunk/docs/tutorials/HelloWorld">l</text:a><text:a xlink:type="simple" xlink:href="http://wcmf.svn.sourceforge.net/viewvc/wcmf/trunk/docs/tutorials/HelloWorld">d</text:a><text:a xlink:type="simple" xlink:href="http://wcmf.svn.sourceforge.net/viewvc/wcmf/trunk/docs/tutorials/HelloWorld"> </text:a><text:a xlink:type="simple" xlink:href="http://wcmf.svn.sourceforge.net/viewvc/wcmf/trunk/docs/tutorials/HelloWorld">/</text:a></text:p>
          </text:deletion>
        </text:changed-region>
        <text:changed-region text:id="ct183710408">
          <text:deletion>
            <office:change-info>
              <dc:creator>tschuetz</dc:creator>
              <dc:date>2011-02-24T15:00:00</dc:date>
            </office:change-info>
            <text:p text:style-name="P3"><text:creation-date style:data-style-name="N51">01/17/2007 15:30:15</text:creation-date></text:p>
          </text:deletion>
        </text:changed-region>
        <text:changed-region text:id="ct183710640">
          <text:insertion>
            <office:change-info>
              <dc:creator>tschuetz</dc:creator>
              <dc:date>2011-02-24T15:00:00</dc:date>
            </office:change-info>
          </text:insertion>
        </text:changed-region>
        <text:changed-region text:id="ct185200032">
          <text:deletion>
            <office:change-info>
              <dc:creator>tschuetz</dc:creator>
              <dc:date>2011-02-24T15:00:00</dc:date>
            </office:change-info>
            <text:p text:style-name="P5"><text:initial-creator>Giuseppe Platania</text:initial-creator></text:p>
          </text:deletion>
        </text:changed-region>
        <text:changed-region text:id="ct185200128">
          <text:insertion>
            <office:change-info>
              <dc:creator>tschuetz</dc:creator>
              <dc:date>2011-02-24T15:00:00</dc:date>
            </office:change-info>
          </text:insertion>
        </text:changed-region>
        <text:changed-region text:id="ct184170752">
          <text:insertion>
            <office:change-info>
              <dc:creator>tschuetz</dc:creator>
              <dc:date>2011-02-24T15:01:00</dc:date>
            </office:change-info>
          </text:insertion>
        </text:changed-region>
        <text:changed-region text:id="ct184183600">
          <text:insertion>
            <office:change-info>
              <dc:creator>tschuetz</dc:creator>
              <dc:date>2011-02-24T15:01:00</dc:date>
            </office:change-info>
          </text:insertion>
        </text:changed-region>
        <text:changed-region text:id="ct184717144">
          <text:deletion>
            <office:change-info>
              <dc:creator>tschuetz</dc:creator>
              <dc:date>2011-02-24T15:01:00</dc:date>
            </office:change-info>
            <text:list xml:id="list1840187463" text:style-name="L1">
              <text:list-item>
                <text:p text:style-name="P6">WCMF tutorial!!CWM application/main.php.<text:line-break/></text:p>
              </text:list-item>
            </text:list>
            <text:list xml:id="list1463967904" text:style-name="L2">
              <text:list-header>
                <text:p text:style-name="P7"><draw:frame draw:style-name="fr1" draw:name="graphics13" text:anchor-type="paragraph" svg:width="5.8228in" svg:height="3.1457in" draw:z-index="0"><draw:image xlink:href="Pictures/100000000000022F0000012E29A96855.png" xlink:type="simple" xlink:show="embed" xlink:actuate="onLoad"/></draw:frame><text:a xlink:type="simple" xlink:href="http://localhost/application/main.php"/></text:p>
              </text:list-header>
              <text:list-item>
                <text:p text:style-name="P7">login with user <text:span text:style-name="T2">admin</text:span> and password <text:span text:style-name="T2">admin</text:span> .<text:line-break/></text:p>
              </text:list-item>
              <text:list-item>
                <text:p text:style-name="P7">Create one Enterprise.<text:line-break/></text:p>
              </text:list-item>
              <text:list-item>
                <text:p text:style-name="P7">Add <text:s/>3 workers.</text:p>
                <text:p text:style-name="P7"><draw:frame draw:style-name="fr2" draw:name="graphics14" text:anchor-type="paragraph" svg:x="0.1252in" svg:y="0.1209in" svg:width="5.75in" svg:height="2.1799in" draw:z-index="0"><draw:image xlink:href="Pictures/100000000000040300000217C831D61C.png" xlink:type="simple" xlink:show="embed" xlink:actuate="onLoad"/></draw:frame><text:line-break/></text:p>
              </text:list-item>
            </text:list>
            <text:list xml:id="list659526916" text:continue-list="list1840187463" text:style-name="L1">
              <text:list-item>
                <text:p text:style-name="P6">You have finished your cwm/generated/ChiCmf/helloWorld//[YOURIP]</text:p>
              </text:list-item>
            </text:list>
          </text:deletion>
        </text:changed-region>
        <text:changed-region text:id="ct184716568">
          <text:deletion>
            <office:change-info>
              <dc:creator>Unknown Author</dc:creator>
              <dc:date>2010-12-03T12:36:00</dc:date>
            </office:change-info>
            <text:p text:style-name="P8">localhost</text:p>
          </text:deletion>
        </text:changed-region>
        <text:changed-region text:id="ct184716472">
          <text:deletion>
            <office:change-info>
              <dc:creator>tschuetz</dc:creator>
              <dc:date>2011-02-24T15:01:00</dc:date>
            </office:change-info>
            <text:list xml:id="list52417562" text:continue-numbering="true" text:style-name="L1">
              <text:list-item>
                <text:p text:style-name="P6">application/install/install.php <text:line-break/>to run the installation script.</text:p>
              </text:list-item>
            </text:list>
            <text:list xml:id="list1461774500" text:continue-list="list1463967904" text:style-name="L2">
              <text:list-header>
                <text:p text:style-name="P7"/>
                <text:p text:style-name="P7"/>
              </text:list-header>
            </text:list>
            <text:list xml:id="list486610589" text:continue-list="list52417562" text:style-name="L1">
              <text:list-item>
                <text:p text:style-name="P6">Go back in the browser <text:s/>and click on <text:s/>Start application. <text:line-break/> http://cwm/generated/ChiCmf/helloWorld//[YOURIP]</text:p>
              </text:list-item>
            </text:list>
          </text:deletion>
        </text:changed-region>
        <text:changed-region text:id="ct184716088">
          <text:deletion>
            <office:change-info>
              <dc:creator>Unknown Author</dc:creator>
              <dc:date>2010-12-03T12:36:00</dc:date>
            </office:change-info>
            <text:p text:style-name="P8">localhost</text:p>
          </text:deletion>
        </text:changed-region>
        <text:changed-region text:id="ct184715992">
          <text:deletion>
            <office:change-info>
              <dc:creator>tschuetz</dc:creator>
              <dc:date>2011-02-24T15:01:00</dc:date>
            </office:change-info>
            <text:list xml:id="list730746747" text:continue-numbering="true" text:style-name="L1">
              <text:list-item>
                <text:p text:style-name="P6">/install/dbupdate.php.)<text:line-break/>To create the tables in the database.<text:line-break/></text:p>
              </text:list-item>
            </text:list>
            <text:list xml:id="list753460273" text:continue-list="list1461774500" text:style-name="L2">
              <text:list-header>
                <text:p text:style-name="P9"/>
              </text:list-header>
            </text:list>
            <text:list xml:id="list1199052219" text:continue-list="list730746747" text:style-name="L1">
              <text:list-item>
                <text:p text:style-name="P6">Go back in the browser <text:s/>and click on <text:s/>installation.<text:line-break/> <text:s/>http://</text:p>
              </text:list-item>
            </text:list>
          </text:deletion>
        </text:changed-region>
        <text:changed-region text:id="ct184715896">
          <text:deletion>
            <office:change-info>
              <dc:creator>Unknown Author</dc:creator>
              <dc:date>2010-12-03T12:57:00</dc:date>
            </office:change-info>
            <text:p text:style-name="P8"><text:a xlink:type="simple" xlink:href="http://localhost/application/install/dbupdate.php">application</text:a></text:p>
          </text:deletion>
        </text:changed-region>
        <text:changed-region text:id="ct184715800">
          <text:deletion>
            <office:change-info>
              <dc:creator>tschuetz</dc:creator>
              <dc:date>2011-02-24T15:01:00</dc:date>
            </office:change-info>
            <text:p text:style-name="P8"><text:a xlink:type="simple" xlink:href="http://localhost/application/install/dbupdate.php">cwm/generated/ChiCmf/helloWorld/application</text:a><text:a xlink:type="simple" xlink:href="http://localhost/application/install/dbupdate.php">/</text:a></text:p>
          </text:deletion>
        </text:changed-region>
        <text:changed-region text:id="ct184715608">
          <text:deletion>
            <office:change-info>
              <dc:creator>Unbekannter Autor</dc:creator>
              <dc:date>2010-12-02T15:09:00</dc:date>
            </office:change-info>
            <text:p text:style-name="P8"><text:a xlink:type="simple" xlink:href="http://localhost/application/install/dbupdate.php">t</text:a></text:p>
          </text:deletion>
        </text:changed-region>
        <text:changed-region text:id="ct184715512">
          <text:deletion>
            <office:change-info>
              <dc:creator>tschuetz</dc:creator>
              <dc:date>2011-02-24T15:01:00</dc:date>
            </office:change-info>
            <text:p text:style-name="P8"><text:a xlink:type="simple" xlink:href="http://localhost/application/install/dbupdate.php">[YOURIP]</text:a></text:p>
          </text:deletion>
        </text:changed-region>
        <text:changed-region text:id="ct188507976">
          <text:deletion>
            <office:change-info>
              <dc:creator>Unbekannter Autor</dc:creator>
              <dc:date>2010-12-02T15:09:00</dc:date>
            </office:change-info>
            <text:p text:style-name="P8"><text:a xlink:type="simple" xlink:href="http://localhost/application/install/dbupdate.php">localhos</text:a></text:p>
          </text:deletion>
        </text:changed-region>
        <text:changed-region text:id="ct188507880">
          <text:deletion>
            <office:change-info>
              <dc:creator>tschuetz</dc:creator>
              <dc:date>2011-02-24T15:01:00</dc:date>
            </office:change-info>
            <text:list xml:id="list1872139261" text:continue-numbering="true" text:style-name="L1">
              <text:list-item>
                <text:p text:style-name="P6"><text:line-break/></text:p>
              </text:list-item>
              <text:list-item>
                <text:p text:style-name="P6">Go back to the development page <text:s/>and click on <text:s/>Upgrade <text:s text:c="2"/>(<text:a xlink:type="simple" xlink:href="http://localhost/application/install/dbupdate.php">http://</text:a></text:p>
              </text:list-item>
            </text:list>
          </text:deletion>
        </text:changed-region>
        <text:changed-region text:id="ct188507784">
          <text:deletion>
            <office:change-info>
              <dc:creator>Unbekannter Autor</dc:creator>
              <dc:date>2010-12-03T12:22:00</dc:date>
            </office:change-info>
            <text:list xml:id="list1684955209" text:continue-numbering="true" text:style-name="L1">
              <text:list-item>
                <text:p text:style-name="P6">Click on the PHPmyAdmin Link.<text:line-break/><text:line-break/></text:p>
              </text:list-item>
              <text:list-item>
                <text:p text:style-name="P6">With PHPMyAdmin create a new database called HelloWorld.</text:p>
              </text:list-item>
            </text:list>
          </text:deletion>
        </text:changed-region>
        <text:changed-region text:id="ct188507688">
          <text:deletion>
            <office:change-info>
              <dc:creator>tschuetz</dc:creator>
              <dc:date>2011-02-24T15:01:00</dc:date>
            </office:change-info>
            <text:list xml:id="list537778195" text:continue-numbering="true" text:style-name="L1">
              <text:list-item>
                <text:p text:style-name="P6">automatically open. /application/</text:p>
              </text:list-item>
              <text:list-item>
                <text:p text:style-name="P6">the project page helloWorld</text:p>
              </text:list-item>
            </text:list>
          </text:deletion>
        </text:changed-region>
        <text:changed-region text:id="ct188507400">
          <text:deletion>
            <office:change-info>
              <dc:creator>Unknown Author</dc:creator>
              <dc:date>2010-12-03T12:36:00</dc:date>
            </office:change-info>
            <text:p text:style-name="P8">Chronos_default</text:p>
          </text:deletion>
        </text:changed-region>
        <text:changed-region text:id="ct188507304">
          <text:deletion>
            <office:change-info>
              <dc:creator>tschuetz</dc:creator>
              <dc:date>2011-02-24T15:01:00</dc:date>
            </office:change-info>
            <text:p text:style-name="P8">http:/[YOURIP]/cwm/generated/ChiCmf/ <text:s/></text:p>
          </text:deletion>
        </text:changed-region>
        <text:changed-region text:id="ct188507016">
          <text:deletion>
            <office:change-info>
              <dc:creator>Unbekannter Autor</dc:creator>
              <dc:date>2010-12-02T15:03:00</dc:date>
            </office:change-info>
            <text:p text:style-name="P8"><text:s/><text:a xlink:type="simple" xlink:href="http://localhost/helloworld/application/">http://localhost/helloworld/application/</text:a> <text:a xlink:type="simple" xlink:href="http://localhost/phpmyadmin/"><text:s/></text:a>The development page</text:p>
          </text:deletion>
        </text:changed-region>
        <text:changed-region text:id="ct188506920">
          <text:deletion>
            <office:change-info>
              <dc:creator>tschuetz</dc:creator>
              <dc:date>2011-02-24T15:01:00</dc:date>
            </office:change-info>
            <text:list xml:id="list720481902" text:continue-numbering="true" text:style-name="L1">
              <text:list-item>
                <text:p text:style-name="P6">Browse to</text:p>
              </text:list-item>
              <text:list-item>
                <text:p text:style-name="P6"><text:span text:style-name="T3"/></text:p>
              </text:list-item>
            </text:list>
          </text:deletion>
        </text:changed-region>
        <text:changed-region text:id="ct188506728">
          <text:deletion>
            <office:change-info>
              <dc:creator>Unknown Author</dc:creator>
              <dc:date>2010-11-25T15:57:00</dc:date>
            </office:change-info>
            <text:list xml:id="list657447497" text:continue-numbering="true" text:style-name="L1">
              <text:list-item>
                <text:p text:style-name="P6"><text:span text:style-name="T3"/></text:p>
              </text:list-item>
              <text:list-item>
                <text:p text:style-name="P6"/>
              </text:list-item>
            </text:list>
          </text:deletion>
        </text:changed-region>
        <text:changed-region text:id="ct188506632">
          <text:deletion>
            <office:change-info>
              <dc:creator>tschuetz</dc:creator>
              <dc:date>2011-02-24T15:01:00</dc:date>
            </office:change-info>
            <text:list xml:id="list1396101243" text:continue-numbering="true" text:style-name="L1">
              <text:list-item>
                <text:p text:style-name="P6"><text:line-break/></text:p>
                <text:p text:style-name="P10"><draw:frame draw:style-name="fr1" draw:name="graphics8" text:anchor-type="paragraph" svg:width="2.1874in" svg:height="1.9783in" draw:z-index="0"><draw:image xlink:href="Pictures/10000000000000E4000000B6C6ED30C7.png" xlink:type="simple" xlink:show="embed" xlink:actuate="onLoad"/></draw:frame></text:p>
              </text:list-item>
              <text:list-item>
                <text:p text:style-name="P6"/>
              </text:list-item>
            </text:list>
          </text:deletion>
        </text:changed-region>
        <text:changed-region text:id="ct188506536">
          <text:deletion>
            <office:change-info>
              <dc:creator>Unbekannter Autor</dc:creator>
              <dc:date>2010-12-03T12:22:00</dc:date>
            </office:change-info>
            <text:p text:style-name="P8"><office:annotation><dc:creator>Unknown Author</dc:creator><dc:date>2010-11-25T15:56:46</dc:date><text:p text:style-name="P72"><text:span text:style-name="T41">Here would be better to generates in a runnable position....</text:span></text:p></office:annotation></text:p>
          </text:deletion>
        </text:changed-region>
        <text:changed-region text:id="ct188506440">
          <text:deletion>
            <office:change-info>
              <dc:creator>tschuetz</dc:creator>
              <dc:date>2011-02-24T15:01:00</dc:date>
            </office:change-info>
            <text:list xml:id="list701423288" text:continue-numbering="true" text:style-name="L1">
              <text:list-item>
                <text:p text:style-name="P6">and check the files the generator created for you.<text:line-break/></text:p>
              </text:list-item>
              <text:list-item>
                <text:p text:style-name="P6">In the sub folder .../application/include/model/ folder you must have:<text:span text:style-name="T4">…</text:span><text:span text:style-name="T5"> <text:line-break/><text:line-break/> /opt/lampp/htdocs/cwm0992/generated/wcmf</text:span></text:p>
              </text:list-item>
            </text:list>
          </text:deletion>
        </text:changed-region>
        <text:changed-region text:id="ct184184080">
          <text:deletion>
            <office:change-info>
              <dc:creator>Unknown Author</dc:creator>
              <dc:date>2010-11-25T15:55:00</dc:date>
            </office:change-info>
            <text:p text:style-name="P8"><text:span text:style-name="T5">[YOURURL]/generated/wcmf</text:span></text:p>
          </text:deletion>
        </text:changed-region>
        <text:changed-region text:id="ct184183984">
          <text:deletion>
            <office:change-info>
              <dc:creator>tschuetz</dc:creator>
              <dc:date>2011-02-24T15:01:00</dc:date>
            </office:change-info>
            <text:p text:style-name="P8"><text:span text:style-name="T5">rowse to the generation target folder: <text:line-break/>b</text:span></text:p>
          </text:deletion>
        </text:changed-region>
        <text:changed-region text:id="ct184183792">
          <text:deletion>
            <office:change-info>
              <dc:creator>Unknown Author</dc:creator>
              <dc:date>2010-11-25T15:55:00</dc:date>
            </office:change-info>
            <text:p text:style-name="P8"><text:span text:style-name="T5">B</text:span></text:p>
          </text:deletion>
        </text:changed-region>
        <text:changed-region text:id="ct184183696">
          <text:deletion>
            <office:change-info>
              <dc:creator>tschuetz</dc:creator>
              <dc:date>2011-02-24T15:01:00</dc:date>
            </office:change-info>
            <text:list xml:id="list660654432" text:continue-numbering="true" text:style-name="L1">
              <text:list-item>
                <text:p text:style-name="P6"><text:span text:style-name="T5">log in with SSH and </text:span><text:line-break/></text:p>
              </text:list-item>
            </text:list>
            <text:list xml:id="list1973931857" text:continue-list="list753460273" text:style-name="L2">
              <text:list-item>
                <text:p text:style-name="P11"><text:span text:style-name="T6">If you have any trouble recheck the previous steps. <text:s/>Also checking the log <text:line-break/>[YOURURL]/cwm/application/log/<text:line-break/>can be useful. The last message should be <text:line-break/><text:line-break/></text:span><text:span text:style-name="T7">18002 [main] INFO <text:s/>Generator <text:s text:c="5"/>- Written 91 files to outlet [default](../generated/wcmf)</text:span></text:p>
                <text:p text:style-name="P12">18002 [main] INFO <text:s/>WorkflowRunner - workflow completed in 14613ms!</text:p>
                <text:p text:style-name="P12"/>
                <text:p text:style-name="P7"/>
              </text:list-item>
            </text:list>
            <text:p text:style-name="Heading_20_3">Running the application</text:p>
            <text:list xml:id="list1897298024" text:continue-list="list660654432" text:style-name="L1">
              <text:list-item>
                <text:p text:style-name="P6"/>
              </text:list-item>
            </text:list>
          </text:deletion>
        </text:changed-region>
        <text:changed-region text:id="ct184183504">
          <text:deletion>
            <office:change-info>
              <dc:creator>Unknown Author</dc:creator>
              <dc:date>2010-12-03T12:37:00</dc:date>
            </office:change-info>
            <text:p text:style-name="P8"><office:annotation><dc:creator>Ingo Herwig</dc:creator><dc:date>2010-11-24T16:59:23</dc:date><text:p text:style-name="P72"><text:span text:style-name="T38">Funktioniert nicht, da die Node und Controller Klasse woanders liegen (altes 0.992 Modell). Wenn ich das Modell Chronos_default nenne, geht es soweit, allerdings gibt es dann einen Fehler beim inkludieren von naming.ext aus ChronosCommon (hier habe ich das Testen beendet. Wahrscheinlich macht es keinen Sinn, alte und neue Cartridge Versionen zu mischen)</text:span></text:p></office:annotation></text:p>
          </text:deletion>
        </text:changed-region>
        <text:changed-region text:id="ct184183408">
          <text:deletion>
            <office:change-info>
              <dc:creator>tschuetz</dc:creator>
              <dc:date>2011-02-24T15:01:00</dc:date>
            </office:change-info>
            <text:p text:style-name="P8"><text:s/>will see a following messageYou</text:p>
          </text:deletion>
        </text:changed-region>
        <text:changed-region text:id="ct184183216">
          <text:deletion>
            <office:change-info>
              <dc:creator>Unbekannter Autor</dc:creator>
              <dc:date>2010-12-03T12:21:00</dc:date>
            </office:change-info>
            <text:p text:style-name="P8">you</text:p>
          </text:deletion>
        </text:changed-region>
        <text:changed-region text:id="ct184183120">
          <text:deletion>
            <office:change-info>
              <dc:creator>tschuetz</dc:creator>
              <dc:date>2011-02-24T15:01:00</dc:date>
            </office:change-info>
            <text:list xml:id="list1761998501" text:continue-numbering="true" text:style-name="L1">
              <text:list-item>
                <text:p text:style-name="P6">. And select “generate code”<text:line-break/></text:p>
              </text:list-item>
            </text:list>
            <text:p text:style-name="P13"><draw:frame draw:style-name="fr1" draw:name="graphics10" text:anchor-type="paragraph" svg:width="2.1661in" svg:height="1.2846in" draw:z-index="0"><draw:image xlink:href="Pictures/1000000000000101000000D7EA67E519.png" xlink:type="simple" xlink:show="embed" xlink:actuate="onLoad"/></draw:frame></text:p>
            <text:list xml:id="list1892599615" text:continue-list="list1973931857" text:style-name="L2">
              <text:list-header>
                <text:p text:style-name="P7"><text:line-break/></text:p>
              </text:list-header>
              <text:list-item>
                <text:p text:style-name="P7">click select the Chi CMF cartridge and click on “Generate”</text:p>
              </text:list-item>
            </text:list>
            <text:p text:style-name="P13"><draw:frame draw:style-name="fr1" draw:name="graphics1" text:anchor-type="paragraph" svg:width="5.1457in" svg:height="3.3228in" draw:z-index="0"><draw:image xlink:href="Pictures/10000000000001F600000142B222F83B.png" xlink:type="simple" xlink:show="embed" xlink:actuate="onLoad"/></draw:frame></text:p>
            <text:p text:style-name="P13"><draw:frame draw:style-name="fr3" draw:name="graphics6" text:anchor-type="paragraph" svg:x="1.3181in" svg:y="0.5543in" svg:width="3.3646in" svg:height="0.948in" draw:z-index="0"><draw:image xlink:href="Pictures/10000000000001430000005BCDA2DA34.png" xlink:type="simple" xlink:show="embed" xlink:actuate="onLoad"/></draw:frame></text:p>
            <text:list xml:id="list879215697" text:continue-list="list1761998501" text:style-name="L1">
              <text:list-item>
                <text:p text:style-name="P6"/>
              </text:list-item>
            </text:list>
          </text:deletion>
        </text:changed-region>
        <text:changed-region text:id="ct184183024">
          <text:deletion>
            <office:change-info>
              <dc:creator>Unbekannter Autor</dc:creator>
              <dc:date>2010-12-02T15:03:00</dc:date>
            </office:change-info>
            <text:p text:style-name="P8"><office:annotation><dc:creator>Ingo Herwig</dc:creator><dc:date>2010-11-24T16:55:55</dc:date><text:p text:style-name="P72"><text:span text:style-name="T38">Das Projekt heisst “Hello World“</text:span></text:p></office:annotation></text:p>
          </text:deletion>
        </text:changed-region>
        <text:changed-region text:id="ct184182928">
          <text:deletion>
            <office:change-info>
              <dc:creator>tschuetz</dc:creator>
              <dc:date>2011-02-24T15:01:00</dc:date>
            </office:change-info>
            <text:p text:style-name="P8">hello World</text:p>
          </text:deletion>
        </text:changed-region>
        <text:changed-region text:id="ct184182832">
          <text:deletion>
            <office:change-info>
              <dc:creator>Unknown Author</dc:creator>
              <dc:date>2010-11-25T15:49:00</dc:date>
            </office:change-info>
            <text:p text:style-name="P8">Chronos_default_default</text:p>
          </text:deletion>
        </text:changed-region>
        <text:changed-region text:id="ct184182736">
          <text:deletion>
            <office:change-info>
              <dc:creator>tschuetz</dc:creator>
              <dc:date>2011-02-24T15:01:00</dc:date>
            </office:change-info>
            <text:list xml:id="list868706935" text:continue-numbering="true" text:style-name="L1">
              <text:list-item>
                <text:p text:style-name="P6"><text:span text:style-name="T3"/></text:p>
              </text:list-item>
              <text:list-item>
                <text:p text:style-name="P6"><text:s/>in the left pane, Right click on the root of the project <text:line-break/>generate the application.Now will </text:p>
              </text:list-item>
            </text:list>
          </text:deletion>
        </text:changed-region>
        <text:changed-region text:id="ct185413624">
          <text:deletion>
            <office:change-info>
              <dc:creator>Unknown Author</dc:creator>
              <dc:date>2010-11-25T16:02:00</dc:date>
            </office:change-info>
            <text:p text:style-name="P8"><text:s/></text:p>
          </text:deletion>
        </text:changed-region>
        <text:changed-region text:id="ct185413528">
          <text:deletion>
            <office:change-info>
              <dc:creator>tschuetz</dc:creator>
              <dc:date>2011-02-24T15:01:00</dc:date>
            </office:change-info>
            <text:p text:style-name="P8"><text:s/>ouY </text:p>
          </text:deletion>
        </text:changed-region>
        <text:changed-region text:id="ct185413144">
          <text:deletion>
            <office:change-info>
              <dc:creator>Unknown Author</dc:creator>
              <dc:date>2010-11-25T16:02:00</dc:date>
            </office:change-info>
            <text:p text:style-name="P8"><text:s/>Now</text:p>
          </text:deletion>
        </text:changed-region>
        <text:changed-region text:id="ct185413048">
          <text:deletion>
            <office:change-info>
              <dc:creator>tschuetz</dc:creator>
              <dc:date>2011-02-24T15:01:00</dc:date>
            </office:change-info>
            <text:list xml:id="list801685392" text:continue-numbering="true" text:style-name="L1">
              <text:list-item>
                <text:p text:style-name="P6">for that database. </text:p>
              </text:list-item>
            </text:list>
            <text:list xml:id="list1429676469" text:continue-list="list1892599615" text:style-name="L2">
              <text:list-header>
                <text:p text:style-name="P7"><draw:frame draw:style-name="fr1" draw:name="graphics21" text:anchor-type="paragraph" svg:width="1.8646in" svg:height="1.4374in" draw:z-index="0"><draw:image xlink:href="Pictures/10000000000000CE000000C792355C36.png" xlink:type="simple" xlink:show="embed" xlink:actuate="onLoad"/></draw:frame>In our case use the Mysql standard <text:s/>“<text:span text:style-name="T2">root” </text:span>and <text:span text:style-name="T2">blank. Never use this configuration for productive installations!!<text:line-break/></text:span></text:p>
              </text:list-header>
            </text:list>
            <text:p text:style-name="Heading_20_3">Generation</text:p>
            <text:list xml:id="list969561956" text:continue-list="list801685392" text:style-name="L1">
              <text:list-item>
                <text:p text:style-name="P6">You are ready with the model!(blank) <text:s/>“” is</text:p>
              </text:list-item>
            </text:list>
          </text:deletion>
        </text:changed-region>
        <text:changed-region text:id="ct185412664">
          <text:deletion>
            <office:change-info>
              <dc:creator>Unknown Author</dc:creator>
              <dc:date>2010-12-03T12:56:00</dc:date>
            </office:change-info>
            <text:p text:style-name="P8">to</text:p>
          </text:deletion>
        </text:changed-region>
        <text:changed-region text:id="ct185412568">
          <text:deletion>
            <office:change-info>
              <dc:creator>tschuetz</dc:creator>
              <dc:date>2011-02-24T15:01:00</dc:date>
            </office:change-info>
            <text:p text:style-name="P8"><text:s/>“root” and the dbPassword is</text:p>
          </text:deletion>
        </text:changed-region>
        <text:changed-region text:id="ct185412376">
          <text:deletion>
            <office:change-info>
              <dc:creator>Unknown Author</dc:creator>
              <dc:date>2010-12-03T12:55:00</dc:date>
            </office:change-info>
            <text:p text:style-name="P8">to</text:p>
          </text:deletion>
        </text:changed-region>
        <text:changed-region text:id="ct184814296">
          <text:deletion>
            <office:change-info>
              <dc:creator>tschuetz</dc:creator>
              <dc:date>2011-02-24T15:01:00</dc:date>
            </office:change-info>
            <text:p text:style-name="P8"><text:s text:c="2"/>dbUserName <text:s/>ofthe propertythat </text:p>
          </text:deletion>
        </text:changed-region>
        <text:changed-region text:id="ct184813912">
          <text:deletion>
            <office:change-info>
              <dc:creator>Unknown Author</dc:creator>
              <dc:date>2010-12-03T12:55:00</dc:date>
            </office:change-info>
            <text:p text:style-name="P8">also </text:p>
          </text:deletion>
        </text:changed-region>
        <text:changed-region text:id="ct187524616">
          <text:deletion>
            <office:change-info>
              <dc:creator>tschuetz</dc:creator>
              <dc:date>2011-02-24T15:01:00</dc:date>
            </office:change-info>
            <text:p text:style-name="P8"><text:s/>check</text:p>
          </text:deletion>
        </text:changed-region>
        <text:changed-region text:id="ct187524424">
          <text:deletion>
            <office:change-info>
              <dc:creator>Unknown Author</dc:creator>
              <dc:date>2010-12-03T12:55:00</dc:date>
            </office:change-info>
            <text:p text:style-name="P8">set</text:p>
          </text:deletion>
        </text:changed-region>
        <text:changed-region text:id="ct188160392">
          <text:deletion>
            <office:change-info>
              <dc:creator>tschuetz</dc:creator>
              <dc:date>2011-02-24T15:01:00</dc:date>
            </office:change-info>
            <text:p text:style-name="P8">later), additionally </text:p>
          </text:deletion>
        </text:changed-region>
        <text:changed-region text:id="ct188160296">
          <text:deletion>
            <office:change-info>
              <dc:creator>Unbekannter Autor</dc:creator>
              <dc:date>2010-12-03T12:20:00</dc:date>
            </office:change-info>
            <text:p text:style-name="P8">this Database </text:p>
          </text:deletion>
        </text:changed-region>
        <text:changed-region text:id="ct183430792">
          <text:deletion>
            <office:change-info>
              <dc:creator>tschuetz</dc:creator>
              <dc:date>2011-02-24T15:01:00</dc:date>
            </office:change-info>
            <text:p text:style-name="P8"><text:s/>automatically</text:p>
          </text:deletion>
        </text:changed-region>
        <text:changed-region text:id="ct187943496">
          <text:deletion>
            <office:change-info>
              <dc:creator>Unknown Author</dc:creator>
              <dc:date>2010-12-03T12:54:00</dc:date>
            </office:change-info>
            <text:p text:style-name="P8">autonatically</text:p>
          </text:deletion>
        </text:changed-region>
        <text:changed-region text:id="ct184422280">
          <text:deletion>
            <office:change-info>
              <dc:creator>tschuetz</dc:creator>
              <dc:date>2011-02-24T15:01:00</dc:date>
            </office:change-info>
            <text:p text:style-name="P8"><text:s/>dcreatebe <text:s/>will <text:s/>database this</text:p>
          </text:deletion>
        </text:changed-region>
        <text:changed-region text:id="ct184209488">
          <text:deletion>
            <office:change-info>
              <dc:creator>Unbekannter Autor</dc:creator>
              <dc:date>2010-12-03T12:20:00</dc:date>
            </office:change-info>
            <text:p text:style-name="P8">you</text:p>
          </text:deletion>
        </text:changed-region>
        <text:changed-region text:id="ct184636160">
          <text:deletion>
            <office:change-info>
              <dc:creator>tschuetz</dc:creator>
              <dc:date>2011-02-24T15:01:00</dc:date>
            </office:change-info>
            <text:p text:style-name="P8">'HelloWorld' (</text:p>
          </text:deletion>
        </text:changed-region>
        <text:changed-region text:id="ct185519848">
          <text:deletion>
            <office:change-info>
              <dc:creator>Unknown Author</dc:creator>
              <dc:date>2010-12-03T12:55:00</dc:date>
            </office:change-info>
            <text:p text:style-name="P8">the name of a Database </text:p>
          </text:deletion>
        </text:changed-region>
        <text:changed-region text:id="ct185188152">
          <text:deletion>
            <office:change-info>
              <dc:creator>tschuetz</dc:creator>
              <dc:date>2011-02-24T15:01:00</dc:date>
            </office:change-info>
            <text:p text:style-name="P8"><text:s/>the default value to set</text:p>
          </text:deletion>
        </text:changed-region>
        <text:changed-region text:id="ct188423040">
          <text:deletion>
            <office:change-info>
              <dc:creator>Unknown Author</dc:creator>
              <dc:date>2010-12-03T12:54:00</dc:date>
            </office:change-info>
            <text:p text:style-name="P8"><text:s/>and set setting</text:p>
          </text:deletion>
        </text:changed-region>
        <text:changed-region text:id="ct185187616">
          <text:deletion>
            <office:change-info>
              <dc:creator>tschuetz</dc:creator>
              <dc:date>2011-02-24T15:01:00</dc:date>
            </office:change-info>
            <text:p text:style-name="P8">,edit the Class Database;click the Property dbNameopen the diagram with the same name and <text:s/></text:p>
          </text:deletion>
        </text:changed-region>
        <text:changed-region text:id="ct184156624">
          <text:deletion>
            <office:change-info>
              <dc:creator>Unbekannter Autor</dc:creator>
              <dc:date>2010-12-02T15:01:00</dc:date>
            </office:change-info>
            <text:p text:style-name="P8"><office:annotation><dc:creator>Ingo Herwig</dc:creator><dc:date>2010-11-24T16:53:29</dc:date><text:p text:style-name="P72"><text:span text:style-name="T38">Package Angabe ist unnötig, weil man vom Diagramm ausgeht. Ansonsten würde ich sie bei der CMS Klasse auch ergänzen</text:span></text:p></office:annotation></text:p>
          </text:deletion>
        </text:changed-region>
        <text:changed-region text:id="ct186801696">
          <text:deletion>
            <office:change-info>
              <dc:creator>tschuetz</dc:creator>
              <dc:date>2011-02-24T15:01:00</dc:date>
            </office:change-info>
            <text:list xml:id="list1459219636" text:continue-numbering="true" text:style-name="L1">
              <text:list-item>
                <text:p text:style-name="P6"><text:s/>like:<text:line-break/></text:p>
              </text:list-item>
            </text:list>
            <text:p text:style-name="Heading_20_3">Configuration</text:p>
            <text:list xml:id="list2014790222" text:continue-list="list1429676469" text:style-name="L2">
              <text:list-item>
                <text:p text:style-name="P7">In the project browser go to to the package <text:span text:style-name="T8">configuration/default</text:span> and open the diagram <text:span text:style-name="T8">configuration</text:span></text:p>
                <text:p text:style-name="P7"><draw:frame draw:style-name="fr4" draw:name="graphics11" text:anchor-type="paragraph" svg:width="1.9898in" svg:height="2.4898in" draw:z-index="0"><draw:image xlink:href="Pictures/10000000000000BF000000EF2DF3F606.png" xlink:type="simple" xlink:show="embed" xlink:actuate="onLoad"/></draw:frame><text:line-break/></text:p>
              </text:list-item>
              <text:list-item>
                <text:p text:style-name="P7">Edit the existing class <text:span text:style-name="T9">CMS</text:span>, click on the property <text:span text:style-name="T8">applicationTitle</text:span> and setting the <text:span text:style-name="T2">default</text:span> value to: '<text:span text:style-name="T2">HelloWorld</text:span>'. <text:line-break/></text:p>
              </text:list-item>
              <text:list-item>
                <text:p text:style-name="P14">In the same class edit the property <text:s/><text:span text:style-name="T8">rootTypes</text:span> by setting the <text:span text:style-name="T2">default </text:span><text:span text:style-name="T10">value from {</text:span><text:span text:style-name="T11">MyClass}</text:span><text:span text:style-name="T10"> </text:span>to <text:span text:style-name="T8">{Enterprise}.<text:line-break/></text:span></text:p>
              </text:list-item>
            </text:list>
            <text:list xml:id="list1459062304" text:continue-list="list1459219636" text:style-name="L1">
              <text:list-item>
                <text:p text:style-name="P6">In Package server.inilook</text:p>
              </text:list-item>
            </text:list>
          </text:deletion>
        </text:changed-region>
        <text:changed-region text:id="ct186801320">
          <text:deletion>
            <office:change-info>
              <dc:creator>Unbekannter Autor</dc:creator>
              <dc:date>2010-12-03T12:19:00</dc:date>
            </office:change-info>
            <text:p text:style-name="P8">looks</text:p>
          </text:deletion>
        </text:changed-region>
        <text:changed-region text:id="ct185943784">
          <text:deletion>
            <office:change-info>
              <dc:creator>tschuetz</dc:creator>
              <dc:date>2011-02-24T15:01:00</dc:date>
            </office:change-info>
            <text:list xml:id="list442984479" text:continue-numbering="true" text:style-name="L1">
              <text:list-item>
                <text:p text:style-name="P6"><text:line-break/></text:p>
              </text:list-item>
              <text:list-item>
                <text:p text:style-name="P6">The results should </text:p>
              </text:list-item>
            </text:list>
          </text:deletion>
        </text:changed-region>
        <text:changed-region text:id="ct187906568">
          <text:deletion>
            <office:change-info>
              <dc:creator>Unknown Author</dc:creator>
              <dc:date>2010-12-05T10:13:00</dc:date>
            </office:change-info>
            <text:p text:style-name="P8"><text:line-break/></text:p>
          </text:deletion>
        </text:changed-region>
        <text:changed-region text:id="ct184895976">
          <text:deletion>
            <office:change-info>
              <dc:creator>tschuetz</dc:creator>
              <dc:date>2011-02-24T15:01:00</dc:date>
            </office:change-info>
            <text:list xml:id="list2063460726" text:continue-numbering="true" text:style-name="L1">
              <text:list-item>
                <text:p text:style-name="P6">Navigable.</text:p>
              </text:list-item>
            </text:list>
            <text:list xml:id="list1022522809" text:continue-list="list2014790222" text:style-name="L2">
              <text:list-header>
                <text:p text:style-name="P7"/>
              </text:list-header>
            </text:list>
            <text:list xml:id="list76941427" text:continue-list="list2063460726" text:style-name="L1">
              <text:list-item>
                <text:p text:style-name="P6">Set the multiplicity for the Source (Enterprise) to “1..1”; for the target <text:s/>(Worker) “1..*”. This means that an enterprise must have always at least a worker.<text:line-break/></text:p>
              </text:list-item>
            </text:list>
          </text:deletion>
        </text:changed-region>
        <text:changed-region text:id="ct183020576">
          <text:deletion>
            <office:change-info>
              <dc:creator>Ingo Herwig</dc:creator>
              <dc:date>2010-11-24T16:50:00</dc:date>
            </office:change-info>
            <text:p text:style-name="P8">Bi-</text:p>
          </text:deletion>
        </text:changed-region>
        <text:changed-region text:id="ct184789200">
          <text:deletion>
            <office:change-info>
              <dc:creator>tschuetz</dc:creator>
              <dc:date>2011-02-24T15:01:00</dc:date>
            </office:change-info>
            <text:list xml:id="list540262070" text:continue-numbering="true" text:style-name="L1">
              <text:list-item>
                <text:p text:style-name="P6"><text:span text:style-name="T3"/></text:p>
              </text:list-item>
            </text:list>
            <text:list xml:id="list1039698447" text:continue-list="list1022522809" text:style-name="L2">
              <text:list-item>
                <text:p text:style-name="P7"><draw:frame draw:style-name="fr2" draw:name="graphics19" text:anchor-type="paragraph" svg:x="0.1126in" svg:y="0.0071in" svg:width="3.85in" svg:height="3.3543in" draw:z-index="0"><draw:image xlink:href="Pictures/10000000000001C60000013D149DA628.png" xlink:type="simple" xlink:show="embed" xlink:actuate="onLoad"/></draw:frame>Create a composition link starting from Enterprise to Worker.<text:line-break/> </text:p>
                <text:p text:style-name="P7"><draw:frame draw:style-name="fr1" draw:name="graphics9" text:anchor-type="paragraph" svg:width="2.4898in" svg:height="1.9272in" draw:z-index="0"><draw:image xlink:href="Pictures/10000000000000EF000000B9F951C6CF.png" xlink:type="simple" xlink:show="embed" xlink:actuate="onLoad"/></draw:frame></text:p>
              </text:list-item>
            </text:list>
            <text:list xml:id="list1503474004" text:continue-list="list540262070" text:style-name="L1">
              <text:list-item>
                <text:p text:style-name="P6">In composition property set the SourceNavigability <text:span text:style-name="T12">and</text:span> TargetNavigability <text:s/>as </text:p>
              </text:list-item>
            </text:list>
          </text:deletion>
        </text:changed-region>
        <text:changed-region text:id="ct184584464">
          <text:deletion>
            <office:change-info>
              <dc:creator>Unknown Author</dc:creator>
              <dc:date>2010-12-05T10:12:00</dc:date>
            </office:change-info>
            <text:p text:style-name="P8"><text:line-break/></text:p>
          </text:deletion>
        </text:changed-region>
        <text:changed-region text:id="ct187297504">
          <text:deletion>
            <office:change-info>
              <dc:creator>tschuetz</dc:creator>
              <dc:date>2011-02-24T15:01:00</dc:date>
            </office:change-info>
            <text:list xml:id="list991630736" text:continue-numbering="true" text:style-name="L1">
              <text:list-item>
                <text:p text:style-name="P6">“select#fix:Boss|Marketing|Employee”. This will generate a pull down menu with those values.<text:line-break/></text:p>
              </text:list-item>
              <text:list-item>
                <text:p text:style-name="P6">Your diagram now must be similar to:<text:line-break/></text:p>
              </text:list-item>
            </text:list>
          </text:deletion>
        </text:changed-region>
        <text:changed-region text:id="ct185520296">
          <text:deletion>
            <office:change-info>
              <dc:creator>Ingo Herwig</dc:creator>
              <dc:date>2010-11-24T16:49:00</dc:date>
            </office:change-info>
            <text:p text:style-name="P8"><text:s/></text:p>
          </text:deletion>
        </text:changed-region>
        <text:changed-region text:id="ct188532736">
          <text:deletion>
            <office:change-info>
              <dc:creator>tschuetz</dc:creator>
              <dc:date>2011-02-24T15:01:00</dc:date>
            </office:change-info>
            <text:p text:style-name="P8">” type </text:p>
          </text:deletion>
        </text:changed-region>
        <text:changed-region text:id="ct185505792">
          <text:deletion>
            <office:change-info>
              <dc:creator>Unbekannter Autor</dc:creator>
              <dc:date>2010-12-02T15:01:00</dc:date>
            </office:change-info>
            <text:p text:style-name="P8"><office:annotation><dc:creator>Ingo Herwig</dc:creator><dc:date>2010-11-24T16:47:27</dc:date><text:p text:style-name="P72"><text:span text:style-name="T38">Klein schreiben</text:span></text:p></office:annotation></text:p>
          </text:deletion>
        </text:changed-region>
        <text:changed-region text:id="ct184999096">
          <text:deletion>
            <office:change-info>
              <dc:creator>tschuetz</dc:creator>
              <dc:date>2011-02-24T15:01:00</dc:date>
            </office:change-info>
            <text:p text:style-name="P8">oler</text:p>
          </text:deletion>
        </text:changed-region>
        <text:changed-region text:id="ct184789648">
          <text:deletion>
            <office:change-info>
              <dc:creator>Unknown Author</dc:creator>
              <dc:date>2010-11-25T15:40:00</dc:date>
            </office:change-info>
            <text:p text:style-name="P8">R</text:p>
          </text:deletion>
        </text:changed-region>
        <text:changed-region text:id="ct187231424">
          <text:deletion>
            <office:change-info>
              <dc:creator>tschuetz</dc:creator>
              <dc:date>2011-02-24T15:01:00</dc:date>
            </office:change-info>
            <text:list xml:id="list1735203270" text:continue-numbering="true" text:style-name="L1">
              <text:list-item>
                <text:p text:style-name="P6"><text:s/>Worker class two attributes: name and role<text:line-break/></text:p>
              </text:list-item>
              <text:list-item>
                <text:p text:style-name="P6">In the tagged value “input_type” of the attribute “the</text:p>
              </text:list-item>
            </text:list>
          </text:deletion>
        </text:changed-region>
        <text:changed-region text:id="ct184896152">
          <text:deletion>
            <office:change-info>
              <dc:creator>Ingo Herwig</dc:creator>
              <dc:date>2010-11-24T16:48:00</dc:date>
            </office:change-info>
            <text:p text:style-name="P8">to</text:p>
          </text:deletion>
        </text:changed-region>
        <text:changed-region text:id="ct184761040">
          <text:deletion>
            <office:change-info>
              <dc:creator>tschuetz</dc:creator>
              <dc:date>2011-02-24T15:01:00</dc:date>
            </office:change-info>
            <text:list xml:id="list74208705" text:continue-numbering="true" text:style-name="L1">
              <text:list-item>
                <text:p text:style-name="P6"><text:s/>that inherits from EntityBase.<text:line-break/></text:p>
              </text:list-item>
              <text:list-item>
                <text:p text:style-name="P6">Add to </text:p>
              </text:list-item>
            </text:list>
          </text:deletion>
        </text:changed-region>
        <text:changed-region text:id="ct188159168">
          <text:deletion>
            <office:change-info>
              <dc:creator>Ingo Herwig</dc:creator>
              <dc:date>2010-11-24T16:47:00</dc:date>
            </office:change-info>
            <text:p text:style-name="P8">" </text:p>
          </text:deletion>
        </text:changed-region>
        <text:changed-region text:id="ct188159072">
          <text:deletion>
            <office:change-info>
              <dc:creator>tschuetz</dc:creator>
              <dc:date>2011-02-24T15:01:00</dc:date>
            </office:change-info>
            <text:list xml:id="list2155441031" text:continue-numbering="true" text:style-name="L1">
              <text:list-item>
                <text:p text:style-name="P6">own menu. This will generate a WYSIWYG editor for describing the Enterprise.<text:line-break/><text:line-break/></text:p>
              </text:list-item>
              <text:list-item>
                <text:p text:style-name="P6">Now repeat the above steps to add another <text:s/>ChiNode, named 'Worker', to the projectD</text:p>
              </text:list-item>
            </text:list>
          </text:deletion>
        </text:changed-region>
        <text:changed-region text:id="ct188158880">
          <text:deletion>
            <office:change-info>
              <dc:creator>Unknown Author</dc:creator>
              <dc:date>2010-11-25T15:40:00</dc:date>
            </office:change-info>
            <text:p text:style-name="P8">d</text:p>
          </text:deletion>
        </text:changed-region>
        <text:changed-region text:id="ct183850712">
          <text:deletion>
            <office:change-info>
              <dc:creator>tschuetz</dc:creator>
              <dc:date>2011-02-24T15:01:00</dc:date>
            </office:change-info>
            <text:p text:style-name="P8">” select <text:s/>“fckeditor” from the drop</text:p>
          </text:deletion>
        </text:changed-region>
        <text:changed-region text:id="ct183850616">
          <text:deletion>
            <office:change-info>
              <dc:creator>Unknown Author</dc:creator>
              <dc:date>2010-12-03T13:49:00</dc:date>
            </office:change-info>
            <text:p text:style-name="P8"><office:annotation><dc:creator>Ingo Herwig</dc:creator><dc:date>2010-11-24T16:44:13</dc:date><text:p text:style-name="P72"><text:span text:style-name="T38">Kleines d in description laut Diagramm</text:span></text:p></office:annotation></text:p>
          </text:deletion>
        </text:changed-region>
        <text:changed-region text:id="ct183850520">
          <text:deletion>
            <office:change-info>
              <dc:creator>tschuetz</dc:creator>
              <dc:date>2011-02-24T15:01:00</dc:date>
            </office:change-info>
            <text:p text:style-name="P8">escriptiond</text:p>
          </text:deletion>
        </text:changed-region>
        <text:changed-region text:id="ct183850328">
          <text:deletion>
            <office:change-info>
              <dc:creator>Unknown Author</dc:creator>
              <dc:date>2010-11-25T15:40:00</dc:date>
            </office:change-info>
            <text:p text:style-name="P8">D</text:p>
          </text:deletion>
        </text:changed-region>
        <text:changed-region text:id="ct183850232">
          <text:deletion>
            <office:change-info>
              <dc:creator>tschuetz</dc:creator>
              <dc:date>2011-02-24T15:01:00</dc:date>
            </office:change-info>
            <text:list xml:id="list1424616959" text:continue-numbering="true" text:style-name="L1">
              <text:list-item>
                <text:p text:style-name="P6">.<text:line-break/></text:p>
              </text:list-item>
            </text:list>
            <text:list xml:id="list1723921990" text:continue-list="list1039698447" text:style-name="L2">
              <text:list-item>
                <text:p text:style-name="P7"><draw:frame draw:style-name="fr2" draw:name="graphics3" text:anchor-type="paragraph" svg:x="0.402in" svg:y="0.0453in" svg:width="1.7709in" svg:height="0.8437in" draw:z-index="0"><draw:image xlink:href="Pictures/100000000000009D0000003F9236C7D5.png" xlink:type="simple" xlink:show="embed" xlink:actuate="onLoad"/></draw:frame>Check the tagged values for the attributes you created above:</text:p>
                <text:p text:style-name="P7"/>
              </text:list-item>
            </text:list>
            <text:list xml:id="list510493654" text:continue-list="list1424616959" text:style-name="L1">
              <text:list-item>
                <text:p text:style-name="P6">In the tagged value ”input_type” of the attribute <text:s/>“<text:span text:style-name="T13">it if you wish to have something else on the list viewby choicing other attributes , you can customize <text:s/>of Enterprises when you display a listredrequi</text:span></text:p>
              </text:list-item>
            </text:list>
          </text:deletion>
        </text:changed-region>
        <text:changed-region text:id="ct183849464">
          <text:deletion>
            <office:change-info>
              <dc:creator>Unknown Author</dc:creator>
              <dc:date>2010-12-03T12:49:00</dc:date>
            </office:change-info>
            <text:p text:style-name="P8"><text:span text:style-name="T13">not necessary but useful</text:span></text:p>
          </text:deletion>
        </text:changed-region>
        <text:changed-region text:id="ct183849368">
          <text:deletion>
            <office:change-info>
              <dc:creator>tschuetz</dc:creator>
              <dc:date>2011-02-24T15:01:00</dc:date>
            </office:change-info>
            <text:p text:style-name="P8"><text:span text:style-name="T13">. This is </text:span></text:p>
          </text:deletion>
        </text:changed-region>
        <text:changed-region text:id="ct183849272">
          <text:deletion>
            <office:change-info>
              <dc:creator>Unbekannter Autor</dc:creator>
              <dc:date>2010-12-03T10:11:00</dc:date>
            </office:change-info>
            <text:p text:style-name="P8"><text:span text:style-name="T13"><office:annotation><dc:creator>Ingo Herwig</dc:creator><dc:date>2010-11-24T16:43:13</dc:date><text:p text:style-name="P72"><text:span text:style-name="T38">name mit kleinem </text:span><text:span text:style-name="T40">n</text:span><text:span text:style-name="T38">! Laut Diagramm</text:span></text:p></office:annotation></text:span></text:p>
          </text:deletion>
        </text:changed-region>
        <text:changed-region text:id="ct183849176">
          <text:deletion>
            <office:change-info>
              <dc:creator>tschuetz</dc:creator>
              <dc:date>2011-02-24T15:01:00</dc:date>
            </office:change-info>
            <text:p text:style-name="P8"><text:span text:style-name="T13">amen</text:span></text:p>
          </text:deletion>
        </text:changed-region>
        <text:changed-region text:id="ct186983144">
          <text:deletion>
            <office:change-info>
              <dc:creator>Unknown Author</dc:creator>
              <dc:date>2010-11-25T15:40:00</dc:date>
            </office:change-info>
            <text:p text:style-name="P8"><text:span text:style-name="T13">N</text:span></text:p>
          </text:deletion>
        </text:changed-region>
        <text:changed-region text:id="ct186983048">
          <text:deletion>
            <office:change-info>
              <dc:creator>tschuetz</dc:creator>
              <dc:date>2011-02-24T15:01:00</dc:date>
            </office:change-info>
            <text:p text:style-name="P8"><text:span text:style-name="T13">: </text:span><text:s/><text:span text:style-name="T13">is tag value </text:span>display_Value</text:p>
          </text:deletion>
        </text:changed-region>
        <text:changed-region text:id="ct186982760">
          <text:deletion>
            <office:change-info>
              <dc:creator>Unbekannter Autor</dc:creator>
              <dc:date>2010-12-03T10:12:00</dc:date>
            </office:change-info>
            <text:p text:style-name="P8"><text:s/>in the</text:p>
          </text:deletion>
        </text:changed-region>
        <text:changed-region text:id="ct186982664">
          <text:deletion>
            <office:change-info>
              <dc:creator>tschuetz</dc:creator>
              <dc:date>2011-02-24T15:01:00</dc:date>
            </office:change-info>
            <text:p text:style-name="P8">check that </text:p>
          </text:deletion>
        </text:changed-region>
        <text:changed-region text:id="ct186982568">
          <text:deletion>
            <office:change-info>
              <dc:creator>Unbekannter Autor</dc:creator>
              <dc:date>2010-12-03T10:12:00</dc:date>
            </office:change-info>
            <text:p text:style-name="P8">write</text:p>
          </text:deletion>
        </text:changed-region>
        <text:changed-region text:id="ct186982472">
          <text:deletion>
            <office:change-info>
              <dc:creator>tschuetz</dc:creator>
              <dc:date>2011-02-24T15:01:00</dc:date>
            </office:change-info>
            <text:list xml:id="list2109856937" text:continue-numbering="true" text:style-name="L1">
              <text:list-item>
                <text:p text:style-name="P6"><text:span text:style-name="T3"/></text:p>
              </text:list-item>
            </text:list>
            <text:list xml:id="list198643915" text:continue-list="list1723921990" text:style-name="L2">
              <text:list-header>
                <text:p text:style-name="P15"/>
              </text:list-header>
            </text:list>
            <text:list xml:id="list1871352973" text:continue-list="list2109856937" text:style-name="L1">
              <text:list-item>
                <text:p text:style-name="P6">Now click on <text:s/>“Enterprise” and <text:s/></text:p>
              </text:list-item>
            </text:list>
          </text:deletion>
        </text:changed-region>
        <text:changed-region text:id="ct186982376">
          <text:deletion>
            <office:change-info>
              <dc:creator>Unknown Author</dc:creator>
              <dc:date>2010-12-05T10:12:00</dc:date>
            </office:change-info>
            <text:p text:style-name="P8"><text:line-break/></text:p>
          </text:deletion>
        </text:changed-region>
        <text:changed-region text:id="ct186982280">
          <text:deletion>
            <office:change-info>
              <dc:creator>tschuetz</dc:creator>
              <dc:date>2011-02-24T15:01:00</dc:date>
            </office:change-info>
            <text:p text:style-name="P8"><text:s/>them name and description.rename the 2 attributes of Enterprise as</text:p>
          </text:deletion>
        </text:changed-region>
        <text:changed-region text:id="ct186982088">
          <text:deletion>
            <office:change-info>
              <dc:creator>Unknown Author</dc:creator>
              <dc:date>2010-12-03T12:49:00</dc:date>
            </office:change-info>
            <text:p text:style-name="P8">Call</text:p>
          </text:deletion>
        </text:changed-region>
        <text:changed-region text:id="ct186981992">
          <text:deletion>
            <office:change-info>
              <dc:creator>tschuetz</dc:creator>
              <dc:date>2011-02-24T15:01:00</dc:date>
            </office:change-info>
            <text:list xml:id="list628554654" text:continue-numbering="true" text:style-name="L1">
              <text:list-item>
                <text:p text:style-name="P6">.</text:p>
              </text:list-item>
            </text:list>
            <text:list xml:id="list824056423" text:continue-list="list198643915" text:style-name="L2">
              <text:list-header>
                <text:p text:style-name="P7"><draw:frame draw:style-name="fr1" draw:name="graphics2" text:anchor-type="paragraph" svg:width="2.9063in" svg:height="2.8228in" draw:z-index="0"><draw:image xlink:href="Pictures/10000000000001170000010FDBA37045.png" xlink:type="simple" xlink:show="embed" xlink:actuate="onLoad"/></draw:frame> <text:line-break/></text:p>
              </text:list-header>
            </text:list>
            <text:list xml:id="list1662559258" text:continue-list="list628554654" text:style-name="L1">
              <text:list-item>
                <text:p text:style-name="P6"/>
              </text:list-item>
            </text:list>
          </text:deletion>
        </text:changed-region>
        <text:changed-region text:id="ct186981896">
          <text:deletion>
            <office:change-info>
              <dc:creator>Unknown Author</dc:creator>
              <dc:date>2010-12-03T12:49:00</dc:date>
            </office:change-info>
            <text:p text:style-name="P8"><office:annotation><dc:creator>Ingo Herwig</dc:creator><dc:date>2010-11-24T16:42:07</dc:date><text:p text:style-name="P72"><text:span text:style-name="T38">Eigentlich das vorhandene umbenennen und ein neues hinzufügen</text:span></text:p></office:annotation>s</text:p>
          </text:deletion>
        </text:changed-region>
        <text:changed-region text:id="ct186981800">
          <text:deletion>
            <office:change-info>
              <dc:creator>tschuetz</dc:creator>
              <dc:date>2011-02-24T15:01:00</dc:date>
            </office:change-info>
            <text:p text:style-name="P8"><text:s/>attributeone</text:p>
          </text:deletion>
        </text:changed-region>
        <text:changed-region text:id="ct184171576">
          <text:deletion>
            <office:change-info>
              <dc:creator>Unknown Author</dc:creator>
              <dc:date>2010-12-03T12:48:00</dc:date>
            </office:change-info>
            <text:p text:style-name="P8">two</text:p>
          </text:deletion>
        </text:changed-region>
        <text:changed-region text:id="ct184814816">
          <text:deletion>
            <office:change-info>
              <dc:creator>tschuetz</dc:creator>
              <dc:date>2011-02-24T15:01:00</dc:date>
            </office:change-info>
            <text:list xml:id="list343127106" text:continue-numbering="true" text:style-name="L1">
              <text:list-item>
                <text:p text:style-name="P6"><text:s/>MyClass to “Enterprise” </text:p>
              </text:list-item>
            </text:list>
            <text:p text:style-name="Default_20_Text"><text:span text:style-name="T6"><draw:frame draw:style-name="fr5" draw:name="Grafik6" text:anchor-type="as-char" svg:width="2.9063in" svg:height="3.4898in" draw:z-index="0"><draw:image xlink:href="Pictures/200000070000183900001D160FD1DFB6.svm" xlink:type="simple" xlink:show="embed" xlink:actuate="onLoad"/></draw:frame></text:span><text:span text:style-name="T6"> <text:line-break/><text:line-break/></text:span></text:p>
            <text:list xml:id="list403329352" text:continue-list="list824056423" text:style-name="L2">
              <text:list-header>
                <text:p text:style-name="P7"/>
              </text:list-header>
            </text:list>
            <text:list xml:id="list1372433301" text:continue-list="list343127106" text:style-name="L1">
              <text:list-item>
                <text:p text:style-name="P6">Right click on <text:s/>Enterprise and create </text:p>
              </text:list-item>
            </text:list>
          </text:deletion>
        </text:changed-region>
        <text:changed-region text:id="ct184814720">
          <text:deletion>
            <office:change-info>
              <dc:creator>Unknown Author</dc:creator>
              <dc:date>2010-11-25T15:42:00</dc:date>
            </office:change-info>
            <text:p text:style-name="P8">class</text:p>
          </text:deletion>
        </text:changed-region>
        <text:changed-region text:id="ct184814624">
          <text:deletion>
            <office:change-info>
              <dc:creator>tschuetz</dc:creator>
              <dc:date>2011-02-24T15:01:00</dc:date>
            </office:change-info>
            <text:p text:style-name="P8">ename the example r</text:p>
          </text:deletion>
        </text:changed-region>
        <text:changed-region text:id="ct184814432">
          <text:deletion>
            <office:change-info>
              <dc:creator>Unknown Author</dc:creator>
              <dc:date>2010-11-25T15:42:00</dc:date>
            </office:change-info>
            <text:p text:style-name="P8">R</text:p>
          </text:deletion>
        </text:changed-region>
        <text:changed-region text:id="ct184565000">
          <text:deletion>
            <office:change-info>
              <dc:creator>tschuetz</dc:creator>
              <dc:date>2011-02-24T15:01:00</dc:date>
            </office:change-info>
            <text:list xml:id="list1187100880" text:continue-numbering="true" text:style-name="L1">
              <text:list-item>
                <text:p text:style-name="P6">first class you simply need to For the </text:p>
              </text:list-item>
            </text:list>
            <text:list xml:id="list1236794364" text:continue-list="list403329352" text:style-name="L2">
              <text:list-header>
                <text:p text:style-name="P7"><draw:frame draw:style-name="fr1" draw:name="Grafik5" text:anchor-type="paragraph" svg:width="2.0945in" svg:height="2.0283in" draw:z-index="0"><draw:image xlink:href="Pictures/10000000000000FF000000F753F79F3D.png" xlink:type="simple" xlink:show="embed" xlink:actuate="onLoad"/></draw:frame></text:p>
                <text:p text:style-name="P7"/>
              </text:list-header>
            </text:list>
            <text:list xml:id="list2138876770" text:continue-list="list1187100880" text:style-name="L1">
              <text:list-item>
                <text:p text:style-name="P6"><text:s/>Drag a ChiNode <text:s/>and drop in the diagram area for each new class you want to create..</text:p>
              </text:list-item>
            </text:list>
          </text:deletion>
        </text:changed-region>
        <text:changed-region text:id="ct184953840">
          <text:deletion>
            <office:change-info>
              <dc:creator>Unknown Author</dc:creator>
              <dc:date>2010-12-03T12:47:00</dc:date>
            </office:change-info>
            <text:p text:style-name="P8"><office:annotation><dc:creator>Ingo Herwig</dc:creator><dc:date>2010-11-24T16:45:46</dc:date><text:p text:style-name="P72"><text:span text:style-name="T38">Vielleicht beschreiben, dass man hier per d'n'd einen neuen ChiNode erzeugen könnte, dass das aber nicht nötig ist, weil schon einer da ist. Für Worker weiter unten ist es aber nötig (und nicht beschrieben)</text:span></text:p></office:annotation></text:p>
          </text:deletion>
        </text:changed-region>
        <text:changed-region text:id="ct184171360">
          <text:deletion>
            <office:change-info>
              <dc:creator>tschuetz</dc:creator>
              <dc:date>2011-02-24T15:01:00</dc:date>
            </office:change-info>
            <text:list xml:id="list434051777" text:continue-numbering="true" text:style-name="L1">
              <text:list-item>
                <text:p text:style-name="P6">. Double-Click it. The diagram will open in the main area.</text:p>
              </text:list-item>
              <text:list-item>
                <text:p text:style-name="P6">In the “Available Content” view (upper left-hand side), select the “domain” section</text:p>
              </text:list-item>
            </text:list>
          </text:deletion>
        </text:changed-region>
        <text:changed-region text:id="ct184518584">
          <text:deletion>
            <office:change-info>
              <dc:creator>Unknown Author</dc:creator>
              <dc:date>2010-12-03T12:47:00</dc:date>
            </office:change-info>
            <text:p text:style-name="P8"><office:annotation><dc:creator>Ingo Herwig</dc:creator><dc:date>2010-11-24T16:37:40</dc:date><text:p text:style-name="P72"><text:span text:style-name="T38">Das Diagramm liegt im 0.992 release unter „Hello World/ChiDomain/application/include/model“</text:span></text:p></office:annotation></text:p>
          </text:deletion>
        </text:changed-region>
        <text:changed-region text:id="ct188036512">
          <text:deletion>
            <office:change-info>
              <dc:creator>tschuetz</dc:creator>
              <dc:date>2011-02-24T15:01:00</dc:date>
            </office:change-info>
            <text:list xml:id="list2171114396" text:continue-numbering="true" text:style-name="L1">
              <text:list-item>
                <text:p text:style-name="P6"><text:s/>to the class diagram called “model” the new model to <text:span text:style-name="T14">helloWorld</text:span>/ChiDomain/application/include/model </text:p>
              </text:list-item>
              <text:list-item>
                <text:p text:style-name="P16"><draw:frame draw:style-name="fr1" draw:name="Grafik2" text:anchor-type="paragraph" svg:width="1.6874in" svg:height="1.8126in" draw:z-index="0"><draw:image xlink:href="Pictures/10000000000000CA000000D9614A6A04.png" xlink:type="simple" xlink:show="embed" xlink:actuate="onLoad"/></draw:frame>Browse</text:p>
              </text:list-item>
              <text:list-item>
                <text:p text:style-name="P6">. perspectiveorld” in the propertiesW in “hello change this name</text:p>
              </text:list-item>
            </text:list>
          </text:deletion>
        </text:changed-region>
        <text:changed-region text:id="ct184595304">
          <text:deletion>
            <office:change-info>
              <dc:creator>Unknown Author</dc:creator>
              <dc:date>2010-11-25T15:57:00</dc:date>
            </office:change-info>
            <text:p text:style-name="P8">When finished, click on the model and rename it to “Hello World” in the properties view on the right-hand side.</text:p>
          </text:deletion>
        </text:changed-region>
        <text:changed-region text:id="ct183710024">
          <text:deletion>
            <office:change-info>
              <dc:creator>tschuetz</dc:creator>
              <dc:date>2011-02-24T15:01:00</dc:date>
            </office:change-info>
            <text:p text:style-name="P8">”.</text:p>
          </text:deletion>
        </text:changed-region>
        <text:changed-region text:id="ct184813816">
          <text:deletion>
            <office:change-info>
              <dc:creator>Unknown Author</dc:creator>
              <dc:date>2010-11-24T13:35:00</dc:date>
            </office:change-info>
            <text:p text:style-name="P8"><office:annotation><dc:creator>Ingo Herwig</dc:creator><dc:date>2010-11-24T16:32:04</dc:date><text:p text:style-name="P72"><text:span text:style-name="T39">Im 0.992 release heisst die Kopie genauso wie das Original</text:span></text:p></office:annotation>New Model</text:p>
          </text:deletion>
        </text:changed-region>
        <text:changed-region text:id="ct184813688">
          <text:deletion>
            <office:change-info>
              <dc:creator>tschuetz</dc:creator>
              <dc:date>2011-02-24T15:01:00</dc:date>
            </office:change-info>
            <text:list xml:id="list1415370834" text:continue-numbering="true" text:style-name="L1">
              <text:list-item>
                <text:p text:style-name="P6">Chronos Defaultcalled “also ” and select “New project from this”</text:p>
              </text:list-item>
              <text:list-item>
                <text:p text:style-name="P6">The model will be copied into a new model </text:p>
              </text:list-item>
            </text:list>
          </text:deletion>
        </text:changed-region>
        <text:changed-region text:id="ct184872256">
          <text:deletion>
            <office:change-info>
              <dc:creator>Unknown Author</dc:creator>
              <dc:date>2010-11-25T15:58:00</dc:date>
            </office:change-info>
            <text:p text:style-name="P8"><text:s/>model</text:p>
          </text:deletion>
        </text:changed-region>
        <text:changed-region text:id="ct184872128">
          <text:deletion>
            <office:change-info>
              <dc:creator>tschuetz</dc:creator>
              <dc:date>2011-02-24T15:01:00</dc:date>
            </office:change-info>
            <text:list xml:id="list266116427" text:continue-numbering="true" text:style-name="L1">
              <text:list-item>
                <text:p text:style-name="P6"><text:span text:style-name="T3"/></text:p>
              </text:list-item>
              <text:list-item>
                <text:p text:style-name="P6">Right-Click on “Chronos Default<text:line-break/></text:p>
              </text:list-item>
              <text:list-item>
                <text:p text:style-name="P6">”.</text:p>
              </text:list-item>
            </text:list>
          </text:deletion>
        </text:changed-region>
        <text:changed-region text:id="ct184871744">
          <text:deletion>
            <office:change-info>
              <dc:creator>Unknown Author</dc:creator>
              <dc:date>2010-12-05T10:12:00</dc:date>
            </office:change-info>
            <text:p text:style-name="P8"><office:annotation><dc:creator>Ingo Herwig</dc:creator><dc:date>2010-11-24T15:57:37</dc:date><text:p text:style-name="P72"><text:span text:style-name="T38">Im 0.992 release heisst das Modell noch “Chronos default“</text:span></text:p></office:annotation></text:p>
          </text:deletion>
        </text:changed-region>
        <text:changed-region text:id="ct184871616">
          <text:deletion>
            <office:change-info>
              <dc:creator>Unknown Author</dc:creator>
              <dc:date>2010-11-25T15:35:00</dc:date>
            </office:change-info>
            <text:p text:style-name="P8"><text:s/>model</text:p>
          </text:deletion>
        </text:changed-region>
        <text:changed-region text:id="ct184871488">
          <text:deletion>
            <office:change-info>
              <dc:creator>tschuetz</dc:creator>
              <dc:date>2011-02-24T15:01:00</dc:date>
            </office:change-info>
            <text:p text:style-name="P8">efault_d</text:p>
          </text:deletion>
        </text:changed-region>
        <text:changed-region text:id="ct184871232">
          <text:deletion>
            <office:change-info>
              <dc:creator>Unknown Author</dc:creator>
              <dc:date>2010-11-25T15:35:00</dc:date>
            </office:change-info>
            <text:p text:style-name="P8"><text:s/>D</text:p>
          </text:deletion>
        </text:changed-region>
        <text:changed-region text:id="ct184871104">
          <text:deletion>
            <office:change-info>
              <dc:creator>tschuetz</dc:creator>
              <dc:date>2011-02-24T15:01:00</dc:date>
            </office:change-info>
            <text:list xml:id="list1447451128" text:continue-numbering="true" text:style-name="L1">
              <text:list-item>
                <text:p text:style-name="P6">]/cwm/gui/ </text:p>
              </text:list-item>
              <text:list-item>
                <text:p text:style-name="P6">In the model tree you'll see a model called “ChronosIP</text:p>
              </text:list-item>
            </text:list>
          </text:deletion>
        </text:changed-region>
        <text:changed-region text:id="ct184870880">
          <text:deletion>
            <office:change-info>
              <dc:creator>Unknown Author</dc:creator>
              <dc:date>2010-11-25T15:58:00</dc:date>
            </office:change-info>
            <text:p text:style-name="P8">URL</text:p>
          </text:deletion>
        </text:changed-region>
        <text:changed-region text:id="ct184870784">
          <text:deletion>
            <office:change-info>
              <dc:creator>tschuetz</dc:creator>
              <dc:date>2011-02-24T15:01:00</dc:date>
            </office:change-info>
            <text:list xml:id="list1823113389" text:continue-numbering="true" text:style-name="L1">
              <text:list-item>
                <text:p text:style-name="P6"><text:span text:style-name="T3"/></text:p>
              </text:list-item>
            </text:list>
            <text:p text:style-name="Heading_20_3">Modeling</text:p>
            <text:list xml:id="list146851581" text:continue-numbering="true" text:style-name="L1">
              <text:list-item>
                <text:p text:style-name="P6">Start the Chronos Web Modeler by browsing to [YOUR</text:p>
              </text:list-item>
            </text:list>
          </text:deletion>
        </text:changed-region>
        <text:changed-region text:id="ct183574896">
          <text:deletion>
            <office:change-info>
              <dc:creator>Unknown Author</dc:creator>
              <dc:date>2010-12-03T12:38:00</dc:date>
            </office:change-info>
            <text:p text:style-name="P8"><text:span text:style-name="T15"><office:annotation><dc:creator>Ingo Herwig</dc:creator><dc:date>2010-11-24T15:58:09</dc:date><text:p text:style-name="P72"><text:span text:style-name="T38">Existiert im 0.992 release noch nicht</text:span></text:p></office:annotation></text:span></text:p>
          </text:deletion>
        </text:changed-region>
        <text:changed-region text:id="ct183574768">
          <text:deletion>
            <office:change-info>
              <dc:creator>tschuetz</dc:creator>
              <dc:date>2011-02-24T15:01:00</dc:date>
            </office:change-info>
            <text:p text:style-name="P8"><text:span text:style-name="T15"><text:s/>installation.CWM</text:span></text:p>
          </text:deletion>
        </text:changed-region>
        <text:changed-region text:id="ct183574512">
          <text:deletion>
            <office:change-info>
              <dc:creator>Unknown Author</dc:creator>
              <dc:date>2010-12-03T12:34:00</dc:date>
            </office:change-info>
            <text:p text:style-name="P8"><text:span text:style-name="T15">cwm</text:span></text:p>
          </text:deletion>
        </text:changed-region>
        <text:changed-region text:id="ct183574384">
          <text:deletion>
            <office:change-info>
              <dc:creator>tschuetz</dc:creator>
              <dc:date>2011-02-24T15:01:00</dc:date>
            </office:change-info>
            <text:list xml:id="list287248366" text:continue-numbering="true" text:style-name="L1">
              <text:list-item>
                <text:p text:style-name="P6"><text:span text:style-name="T15">named </text:span><text:span text:style-name="T16">generated</text:span><text:span text:style-name="T15"> inside the </text:span><text:s/>provided in the CWM package. </text:p>
              </text:list-item>
              <text:list-item>
                <text:p text:style-name="P6">If not existing already, create a directory s Follow the instructionappliance.</text:p>
              </text:list-item>
            </text:list>
          </text:deletion>
        </text:changed-region>
        <text:changed-region text:id="ct183573744">
          <text:deletion>
            <office:change-info>
              <dc:creator>Unknown Author</dc:creator>
              <dc:date>2010-12-03T12:34:00</dc:date>
            </office:change-info>
            <text:p text:style-name="P8">.applicance</text:p>
          </text:deletion>
        </text:changed-region>
        <text:changed-region text:id="ct183573616">
          <text:deletion>
            <office:change-info>
              <dc:creator>tschuetz</dc:creator>
              <dc:date>2011-02-24T15:01:00</dc:date>
            </office:change-info>
            <text:p text:style-name="P8"><text:s/>Chronos Web Modelerthe <text:s/></text:p>
          </text:deletion>
        </text:changed-region>
        <text:changed-region text:id="ct184564808">
          <text:deletion>
            <office:change-info>
              <dc:creator>Unbekannter Autor</dc:creator>
              <dc:date>2010-12-03T12:23:00</dc:date>
            </office:change-info>
            <text:p text:style-name="P8"><text:s/></text:p>
          </text:deletion>
        </text:changed-region>
        <text:changed-region text:id="ct184564680">
          <text:deletion>
            <office:change-info>
              <dc:creator>Unknown Author</dc:creator>
              <dc:date>2010-11-25T15:32:00</dc:date>
            </office:change-info>
            <text:p text:style-name="P8">nstall</text:p>
          </text:deletion>
        </text:changed-region>
        <text:changed-region text:id="ct184564552">
          <text:deletion>
            <office:change-info>
              <dc:creator>tschuetz</dc:creator>
              <dc:date>2011-02-24T15:01:00</dc:date>
            </office:change-info>
            <text:list xml:id="list1864812892" text:continue-numbering="true" text:style-name="L1">
              <text:list-item>
                <text:p text:style-name="P6">mport. Follow the instruction provided by the producers. <text:line-break/></text:p>
              </text:list-item>
              <text:list-item>
                <text:p text:style-name="P6">IVirtualbox</text:p>
              </text:list-item>
            </text:list>
          </text:deletion>
        </text:changed-region>
        <text:changed-region text:id="ct184564264">
          <text:deletion>
            <office:change-info>
              <dc:creator>Unknown Author</dc:creator>
              <dc:date>2010-11-25T15:32:00</dc:date>
            </office:change-info>
            <text:p text:style-name="P8">XAMPP</text:p>
          </text:deletion>
        </text:changed-region>
        <text:changed-region text:id="ct184564168">
          <text:deletion>
            <office:change-info>
              <dc:creator>tschuetz</dc:creator>
              <dc:date>2011-02-24T15:01:00</dc:date>
            </office:change-info>
            <text:list xml:id="list651871728" text:continue-numbering="true" text:style-name="L1">
              <text:list-item>
                <text:p text:style-name="P6"><text:span text:style-name="T3"/></text:p>
              </text:list-item>
            </text:list>
            <text:h text:style-name="P17" text:outline-level="2">Skills</text:h>
            <text:list xml:id="list877343678" text:style-name="L3">
              <text:list-item>
                <text:p text:style-name="P18">Basic UML and Object Oriented thinking.</text:p>
              </text:list-item>
              <text:list-item>
                <text:p text:style-name="P18">some patience :o)~</text:p>
              </text:list-item>
            </text:list>
            <text:h text:style-name="P17" text:outline-level="2">Goal</text:h>
            <text:p text:style-name="P19">At the end of this step by step tutorial you will be able to reproduce all steps for creating a complete Web application without write a single line of code. You need only to configure the generation system.</text:p>
            <text:p text:style-name="P19">You will see!!!</text:p>
            <text:h text:style-name="P17" text:outline-level="2">Time</text:h>
            <text:p text:style-name="P19">You need about 1 hour to complete this step by step tutorial.</text:p>
            <text:h text:style-name="P17" text:outline-level="2">(horror) Scenario</text:h>
            <text:p text:style-name="P19">Your boss wants to have a web application to manage Customers (Enterprises) and the related person like Bosses, Marketing and Employees. You have one hour to realize it!</text:p>
            <text:h text:style-name="P17" text:outline-level="2">How-to</text:h>
            <text:p text:style-name="Heading_20_3">Installation </text:p>
            <text:list xml:id="list1291704889" text:continue-list="list651871728" text:style-name="L1">
              <text:list-item>
                <text:p text:style-name="P6">Install </text:p>
              </text:list-item>
            </text:list>
          </text:deletion>
        </text:changed-region>
        <text:changed-region text:id="ct184564072">
          <text:deletion>
            <office:change-info>
              <dc:creator>Unknown Author</dc:creator>
              <dc:date>2010-11-25T15:20:00</dc:date>
            </office:change-info>
            <text:list xml:id="list1185561324" text:continue-numbering="true" text:style-name="L1">
              <text:list-item>
                <text:p text:style-name="P6">LAMP/WAMP installation (XAMPP <text:a xlink:type="simple" xlink:href="http://www.apachefriends.org/">http://www.apachefriends.org/</text:a> <text:s/>suggested)</text:p>
              </text:list-item>
              <text:list-item>
                <text:p text:style-name="P10">Java 1.6 (<text:a xlink:type="simple" xlink:href="http://www.java.sun.com/">www.java.sun.com</text:a>)</text:p>
              </text:list-item>
              <text:list-item>
                <text:p text:style-name="P6">Working installation of Chronos Web Modeler, <text:a xlink:type="simple" xlink:href="http://sourceforge.net/projects/olympos/">http://sourceforge.net/projects/olympos/</text:a></text:p>
              </text:list-item>
            </text:list>
          </text:deletion>
        </text:changed-region>
        <text:changed-region text:id="ct184171224">
          <text:deletion>
            <office:change-info>
              <dc:creator>Unbekannter Autor</dc:creator>
              <dc:date>2010-12-03T12:22:00</dc:date>
            </office:change-info>
            <text:p text:style-name="P8"><text:s/></text:p>
          </text:deletion>
        </text:changed-region>
        <text:changed-region text:id="ct184953744">
          <text:deletion>
            <office:change-info>
              <dc:creator>tschuetz</dc:creator>
              <dc:date>2011-02-24T15:01:00</dc:date>
            </office:change-info>
            <text:list xml:id="list1608260540" text:continue-numbering="true" text:style-name="L1">
              <text:list-item>
                <text:p text:style-name="P6"><text:span text:style-name="T3"/></text:p>
              </text:list-item>
              <text:list-item>
                <text:p text:style-name="P6"><text:span text:style-name="T3"/></text:p>
              </text:list-item>
              <text:list-item>
                <text:p text:style-name="P6"><text:a xlink:type="simple" xlink:href="http://sourceforge.net/projects/olympos/files/Chronos/Chronos%20Web%20Tools%20Appliance/VM_CWT_0994.zip/download">http://sourceforge.net/projects/olympos/files/Chronos/Chronos%20Web%20Tools%20Appliance/VM_CWT_0994.zip/download</text:a> WM Virtual machine</text:p>
              </text:list-item>
              <text:list-item>
                <text:p text:style-name="P6">C<text:a xlink:type="simple" xlink:href="http://www.virtualbox.org/wiki/Downloads">http://www.virtualbox.org/wiki/Downloads</text:a> Virtualbox version 3.x or better<text:line-break/>pattern. It allows to create any kind of PHP webapp, e.g. CRM, CMS from an UML model. It features an object persistence layer, a soap interface and standard views/controllers. </text:p>
              </text:list-item>
            </text:list>
            <text:p text:style-name="P13"/>
            <text:p text:style-name="P13">More information about the wCMF under: <text:a xlink:type="simple" xlink:href="http://sourceforge.net/projects/wcmf/">http://sourceforge.net/projects/wcmf/</text:a> </text:p>
            <text:h text:style-name="P17" text:outline-level="2">REQUIREMENTS</text:h>
            <text:list xml:id="list844182688" text:continue-numbering="true" text:style-name="L1">
              <text:list-item>
                <text:p text:style-name="P6"/>
              </text:list-item>
            </text:list>
          </text:deletion>
        </text:changed-region>
        <text:changed-region text:id="ct184929872">
          <text:deletion>
            <office:change-info>
              <dc:creator>Ingo Herwig</dc:creator>
              <dc:date>2010-11-24T13:48:00</dc:date>
            </office:change-info>
            <text:list xml:id="list1224528205" text:continue-numbering="true" text:style-name="L1">
              <text:list-item>
                <text:p text:style-name="P6"><text:s/></text:p>
              </text:list-item>
            </text:list>
          </text:deletion>
        </text:changed-region>
        <text:changed-region text:id="ct183710736">
          <text:deletion>
            <office:change-info>
              <dc:creator>tschuetz</dc:creator>
              <dc:date>2011-02-24T15:01:00</dc:date>
            </office:change-info>
            <text:list xml:id="list1580976099" text:continue-numbering="true" text:style-name="L1">
              <text:list-item>
                <text:p text:style-name="P6"><text:span text:style-name="T3"/></text:p>
              </text:list-item>
            </text:list>
            <text:h text:style-name="P20" text:outline-level="2">Introduction</text:h>
            <text:p text:style-name="P13">Scope of this document is to give a short overview over the possibilities of the <text:s/>wCMF framework and the Chronos Web Modeler.</text:p>
            <text:p text:style-name="P13"/>
            <text:list xml:id="list86074075" text:continue-numbering="true" text:style-name="L1">
              <text:list-item>
                <text:p text:style-name="P6"><draw:frame draw:style-name="fr1" draw:name="Grafik4" text:anchor-type="paragraph" svg:width="1.4528in" svg:height="2.0307in" draw:z-index="0"><draw:image xlink:href="Pictures/10000000000000D50000011B7FA7E555.png" xlink:type="simple" xlink:show="embed" xlink:actuate="onLoad"/></draw:frame><draw:frame draw:style-name="fr2" draw:name="graphics16" text:anchor-type="paragraph" svg:x="0.4398in" svg:y="0.3138in" svg:width="1.1665in" svg:height="2.2575in" draw:z-index="0"><draw:image xlink:href="Pictures/10000000000000D100000148726C9D04.png" xlink:type="simple" xlink:show="embed" xlink:actuate="onLoad"/></draw:frame><draw:frame draw:style-name="fr6" draw:name="graphics5" text:anchor-type="paragraph" svg:y="0.4409in" svg:width="2.5835in" svg:height="1.5937in" draw:z-index="0"><draw:image xlink:href="Pictures/10000000000000F80000009959FB2094.png" xlink:type="simple" xlink:show="embed" xlink:actuate="onLoad"/></draw:frame><draw:frame draw:style-name="fr2" draw:name="graphics7" text:anchor-type="paragraph" svg:x="0.4575in" svg:y="0.3811in" svg:width="3.8854in" svg:height="3.1909in" draw:z-index="0"><draw:image xlink:href="Pictures/10000000000001B50000013B09E96793.png" xlink:type="simple" xlink:show="embed" xlink:actuate="onLoad"/></draw:frame><draw:frame draw:style-name="fr2" draw:name="graphics23" text:anchor-type="paragraph" svg:x="0.2634in" svg:y="0.3945in" svg:width="4.448in" svg:height="1.3819in" draw:z-index="0"><draw:image xlink:href="Pictures/1000000000000341000000C9D0D448DC.png" xlink:type="simple" xlink:show="embed" xlink:actuate="onLoad"/></draw:frame><draw:frame draw:style-name="fr2" draw:name="graphics7" text:anchor-type="paragraph" svg:x="0.4575in" svg:y="0.3811in" svg:width="3.8854in" svg:height="3.1909in" draw:z-index="0"><draw:image xlink:href="Pictures/10000000000001B50000013B09E96793.png" xlink:type="simple" xlink:show="embed" xlink:actuate="onLoad"/></draw:frame><draw:frame draw:style-name="fr6" draw:name="graphics5" text:anchor-type="paragraph" svg:y="0.4409in" svg:width="2.5835in" svg:height="1.5937in" draw:z-index="0"><draw:image xlink:href="Pictures/10000000000000F80000009959FB2094.png" xlink:type="simple" xlink:show="embed" xlink:actuate="onLoad"/></draw:frame><draw:frame draw:style-name="fr3" draw:name="graphics4" text:anchor-type="paragraph" svg:x="1.4791in" svg:y="0.7693in" svg:width="2.6252in" svg:height="2.4272in" draw:z-index="0"><draw:image xlink:href="Pictures/10000000000000FC000000E94A939FAB.png" xlink:type="simple" xlink:show="embed" xlink:actuate="onLoad"/></draw:frame><draw:frame draw:style-name="fr2" draw:name="graphics16" text:anchor-type="paragraph" svg:x="0.4398in" svg:y="0.3138in" svg:width="1.1665in" svg:height="2.2575in" draw:z-index="0"><draw:image xlink:href="Pictures/10000000000000D100000148726C9D04.png" xlink:type="simple" xlink:show="embed" xlink:actuate="onLoad"/></draw:frame><draw:frame draw:style-name="fr1" draw:name="Grafik4" text:anchor-type="paragraph" svg:width="1.4528in" svg:height="2.0307in" draw:z-index="0"><draw:image xlink:href="Pictures/10000000000000D50000011B7FA7E555.png" xlink:type="simple" xlink:show="embed" xlink:actuate="onLoad"/></draw:frame><draw:frame draw:style-name="fr1" draw:name="graphics12" text:anchor-type="paragraph" svg:width="2.1146in" svg:height="0.6563in" draw:z-index="0"><draw:image xlink:href="Pictures/10000000000000CB0000003FEA12F820.png" xlink:type="simple" xlink:show="embed" xlink:actuate="onLoad"/></draw:frame>wCMF is a lightweight MDA approach to application development based on the Model View Controller </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30"/>
      <text:p text:style-name="P31"/>
      <text:p text:style-name="P31"/>
      <text:p text:style-name="P31"/>
      <text:p text:style-name="P31"/>
      <text:p text:style-name="P31"/>
      <text:p text:style-name="P31"/>
      <text:p text:style-name="P31"/>
      <text:p text:style-name="P31"/>
      <text:p text:style-name="P32"/>
      <text:p text:style-name="P32"><text:title>Building and Running Codegenerators</text:title></text:p>
      <text:p text:style-name="P71"><text:subject>setting up the development for codegenerators</text:subject></text:p>
      <text:p text:style-name="Standard"/>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Normal"/>
      <text:p text:style-name="P1"><text:change text:change-id="ct187313888"/></text:p>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9">ABSTRACT<text:tab/>4</text:p>
            <text:p text:style-name="P39">Building and Running Codegenerators<text:tab/>5</text:p>
            <text:p text:style-name="P41">Preparation<text:tab/>5</text:p>
            <text:p text:style-name="P41">Chronos Codegenerators<text:tab/>5</text:p>
            <text:p text:style-name="P39">Running Codegenerators from CWM<text:tab/>7</text:p>
            <text:p text:style-name="P41">Preconditions<text:tab/>7</text:p>
            <text:p text:style-name="P41">Create Link to your Repository<text:tab/>7</text:p>
            <text:p text:style-name="P41">Configure CWM<text:tab/>7</text:p>
            <text:p text:style-name="P41">Start and Use CWM<text:tab/>7</text:p>
          </text:index-body>
        </text:table-of-content>
        <text:p text:style-name="P33"><text:change-start text:change-id="ct184652904"/></text:p>
        <text:p text:style-name="P33"><text:change-end text:change-id="ct184652904"/></text:p>
      </text:section>
      <text:section text:style-name="Sect3" text:name="Section3">
        <text:p text:style-name="P65"/>
        <text:p text:style-name="Normal"/>
        <text:p text:style-name="Normal"/>
        <text:p text:style-name="Default_20_Text"/>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4"/>
            </table:table-cell>
          </table:table-row>
          <table:table-row table:style-name="Table1.1">
            <table:table-cell table:style-name="Table1.A2" office:value-type="string">
              <text:p text:style-name="P3">Author:</text:p>
            </table:table-cell>
            <table:table-cell table:style-name="Table1.B2" office:value-type="string">
              <text:p text:style-name="P3"><text:change text:change-id="ct185527336"/><text:change-start text:change-id="ct184384224"/>Thomas Schuetz<text:change-end text:change-id="ct184384224"/></text:p>
            </table:table-cell>
          </table:table-row>
          <table:table-row table:style-name="Table1.1">
            <table:table-cell table:style-name="Table1.A2" office:value-type="string">
              <text:p text:style-name="P3">Version:</text:p>
            </table:table-cell>
            <table:table-cell table:style-name="Table1.B2" office:value-type="string">
              <text:p text:style-name="P3"><text:change text:change-id="ct185526232"/><text:change-start text:change-id="ct184384600"/>0.9.9.5<text:change-end text:change-id="ct184384600"/></text:p>
            </table:table-cell>
          </table:table-row>
          <table:table-row table:style-name="Table1.1">
            <table:table-cell table:style-name="Table1.A2" office:value-type="string">
              <text:p text:style-name="P3">Created:</text:p>
            </table:table-cell>
            <table:table-cell table:style-name="Table1.B4" office:value-type="date" office:date-value="2011-11-02">
              <text:p text:style-name="P3"><text:change text:change-id="ct184179720"/><text:change-start text:change-id="ct184179848"/>11/02/11<text:change-end text:change-id="ct184179848"/></text:p>
            </table:table-cell>
          </table:table-row>
          <table:table-row table:style-name="Table1.1">
            <table:table-cell table:style-name="Table1.A2" office:value-type="string">
              <text:p text:style-name="P4">Source</text:p>
            </table:table-cell>
            <table:table-cell table:style-name="Table1.B2" office:value-type="string">
              <text:p text:style-name="P3">The actual version of this document can be found under:</text:p>
            </table:table-cell>
          </table:table-row>
          <table:table-row table:style-name="Table1.1">
            <table:table-cell table:style-name="Table1.B2" table:number-columns-spanned="2" office:value-type="string">
              <text:p text:style-name="P4"><text:a xlink:type="simple" xlink:href="http://wcmf.svn.sourceforge.net/viewvc/wcmf/trunk/docs/tutorials/HelloWorld">http://wcmf.svn.sourceforge.net/viewvc/wcmf/trunk/</text:a><text:change text:change-id="ct185432552"/><text:change-start text:change-id="ct185433576"/><text:a xlink:type="simple" xlink:href="http://wcmf.svn.sourceforge.net/viewvc/wcmf/trunk/docs/tutorials/HelloWorld">olympos/chronos</text:a><text:change-end text:change-id="ct185433576"/><text:change-start text:change-id="ct187926032"/><text:a xlink:type="simple" xlink:href="http://wcmf.svn.sourceforge.net/viewvc/wcmf/trunk/docs/tutorials/HelloWorld">/docs</text:a><text:change-end text:change-id="ct187926032"/><text:change text:change-id="ct187926200"/></text:p>
            </table:table-cell>
            <table:covered-table-cell/>
          </table:table-row>
        </table:table>
        <text:p text:style-name="Default_20_Text"/>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date</text:p>
            </table:table-cell>
            <table:table-cell table:style-name="Table2.A1" office:value-type="string">
              <text:p text:style-name="P27">author</text:p>
            </table:table-cell>
            <table:table-cell table:style-name="Table2.C1" office:value-type="string">
              <text:p text:style-name="P27">changes</text:p>
            </table:table-cell>
          </table:table-row>
          <table:table-row table:style-name="Table2.1">
            <table:table-cell table:style-name="Table2.A2" office:value-type="date" office:date-value="2011-11-02">
              <text:p text:style-name="P3"><text:change text:change-id="ct183710408"/><text:change-start text:change-id="ct183710640"/>11/02/11<text:change-end text:change-id="ct183710640"/></text:p>
            </table:table-cell>
            <table:table-cell table:style-name="Table2.B2" office:value-type="string">
              <text:p text:style-name="P5"><text:change text:change-id="ct185200032"/><text:change-start text:change-id="ct185200128"/>Thomas Schuetz<text:change-end text:change-id="ct185200128"/></text:p>
            </table:table-cell>
            <table:table-cell table:style-name="Table2.C2" office:value-type="string">
              <text:p text:style-name="P5">created</text:p>
            </table:table-cell>
          </table:table-row>
        </table:table>
        <text:h text:style-name="P38" text:outline-level="1">ABSTRACT</text:h>
        <text:p text:style-name="Default_20_Text"><text:description>This document leads through the steps of
- checking out the subversion repository
- setting up the Eclipse Tooling
- building the generators
- running the generators with testmodels (headless)
- running the generators from CWM
</text:description></text:p>
        <text:p text:style-name="Default_20_Text"/>
        <text:h text:style-name="P38" text:outline-level="1"><text:change-start text:change-id="ct184170752"/>Building and Running Codegenerators</text:h>
        <text:p text:style-name="Text_20_Body_20_Single">This process has been written and tested for Linux only (Ubuntu 10.4).</text:p>
        <text:h text:style-name="Heading_20_2" text:outline-level="2">Preparation</text:h>
        <text:p text:style-name="Heading_20_3">Download and unpack OAW 4.3</text:p>
        <text:p text:style-name="Text_20_Body_20_Single">Download: <text:a xlink:type="simple" xlink:href="ftp://ftp.itemis.de/oaw/distro/eclipse/oAW4.3.1/itemis-oaw-distribution-I20090514-1901-linux-gtk-x86.tar.gz">ftp://ftp.itemis.de/oaw/distro/eclipse/oAW4.3.1/itemis-oaw-distribution-I20090514-1901-linux-gtk-x86.tar.gz</text:a></text:p>
        <text:p text:style-name="Text_20_Body_20_Single">known error with ubuntu 10.04: oaw-eclipse does not start with an empty workspace directory -&gt; create an empty workspace with another eclipse version and use that one </text:p>
        <text:h text:style-name="Heading_20_2" text:outline-level="2">Chronos Codegenerators</text:h>
        <text:p text:style-name="Heading_20_3">Setup Eclipse Workspace</text:p>
        <text:list xml:id="list1858090091" text:style-name="L5">
          <text:list-item>
            <text:p text:style-name="P58">Check out trunk of olympos Subversion repository</text:p>
          </text:list-item>
          <text:list-item>
            <text:p text:style-name="P58">Create empty Eclipse Workspace (on error check chapter “Download and unpack OAW 4.3”)</text:p>
          </text:list-item>
          <text:list-item>
            <text:p text:style-name="P58">Add the right Java SDK in Eclipse: Window → Preferences → Java → Installed JREs → Add → Standard VM → directory: e.g. /usr/lib/j2sdk1.6-ibm<text:line-break/>Make sure the sdk is checked under <text:s/>Window → Preferences → Java → Installed JREs</text:p>
          </text:list-item>
          <text:list-item>
            <text:p text:style-name="P58">Import Projects into Eclipse Workspace: File → Import → General → Existing Projects into Workspace </text:p>
            <text:list>
              <text:list-item>
                <text:p text:style-name="P58">path: &lt;your checkout path&gt;/olymposSVN/olympos/chronos/scr/workspace/generator</text:p>
              </text:list-item>
              <text:list-item>
                <text:p text:style-name="P58">In the List Projects, select all projects</text:p>
              </text:list-item>
              <text:list-item>
                <text:p text:style-name="P58"><text:span text:style-name="T9">Attention</text:span>: Copy projects into workspace has to be <text:span text:style-name="T9">deactivated</text:span>!</text:p>
              </text:list-item>
            </text:list>
          </text:list-item>
          <text:list-item>
            <text:p text:style-name="P58">Check the workspace folder: The only content should be the folder .metadata</text:p>
          </text:list-item>
        </text:list>
        <text:p text:style-name="Heading_20_3"/>
        <text:p text:style-name="P28">Build all generators</text:p>
        <text:list xml:id="list1786859294" text:style-name="L6">
          <text:list-item>
            <text:p text:style-name="P59">Run generator.build/build.xml (<text:span text:style-name="T2">Right Klick</text:span> → Run as → Ant Build)</text:p>
          </text:list-item>
          <text:list-item>
            <text:p text:style-name="P59"><text:span text:style-name="T9">Attention</text:span>: If two menu items “Ant Build” show up, only one works</text:p>
          </text:list-item>
          <text:list-item>
            <text:p text:style-name="P59">A successful run looks like this:</text:p>
          </text:list-item>
        </text:list>
        <text:p text:style-name="Default_20_Text">(...)</text:p>
        <text:p text:style-name="P35"><text:span text:style-name="T35">redist</text:span><text:span text:style-name="T36">:</text:span></text:p>
        <text:p text:style-name="P36"><text:span text:style-name="T36"><text:s text:c="5"/>[</text:span><text:span text:style-name="T35">copy</text:span><text:span text:style-name="T36">] Copying 107 files to /home/tschuetz/projects/eenergy/development/olymposSVN/trunk/olympos/chronos/scr/workspace/generator/dist/lib</text:span></text:p>
        <text:p text:style-name="P36"><text:span text:style-name="T36"><text:s text:c="6"/>[</text:span><text:span text:style-name="T35">jar</text:span><text:span text:style-name="T36">] Building jar: /home/tschuetz/projects/eenergy/development/olymposSVN/trunk/olympos/chronos/scr/workspace/generator/dist/ChronosGenerator.jar</text:span></text:p>
        <text:p text:style-name="P36"><text:span text:style-name="T36"><text:s text:c="5"/>[</text:span><text:span text:style-name="T35">copy</text:span><text:span text:style-name="T36">] Copying 21 files to /home/tschuetz/projects/eenergy/development/olymposSVN/trunk/olympos/chronos/scr/workspace/generator/dist</text:span></text:p>
        <text:p text:style-name="P36"><text:span text:style-name="T36"><text:s text:c="5"/>[</text:span><text:span text:style-name="T35">copy</text:span><text:span text:style-name="T36">] Copying 321 files to /home/tschuetz/projects/eenergy/development/olymposSVN/trunk/olympos/chronos/scr/workspace/generator/dist/cartridge</text:span></text:p>
        <text:p text:style-name="P36"><text:span text:style-name="T36"><text:s text:c="5"/>[</text:span><text:span text:style-name="T35">copy</text:span><text:span text:style-name="T36">] Copying 2 files to /home/tschuetz/projects/eenergy/development/olymposSVN/trunk/olympos/chronos/scr/workspace/generator/dist</text:span></text:p>
        <text:p text:style-name="P36"><text:span text:style-name="T36"><text:s text:c="6"/>[</text:span><text:span text:style-name="T35">zip</text:span><text:span text:style-name="T36">] Building zip: /home/tschuetz/projects/eenergy/development/olymposSVN/trunk/olympos/chronos/scr/workspace/generator/ChronosGenerator-0.9.9.3.zip</text:span></text:p>
        <text:p text:style-name="P37">BUILD SUCCESSFUL</text:p>
        <text:p text:style-name="P37">Total time: 10 seconds</text:p>
        <text:p text:style-name="Default_20_Text"/>
        <text:p text:style-name="Default_20_Text"/>
        <text:p text:style-name="Default_20_Text"/>
        <text:p text:style-name="Heading_20_3">Run the generators with the testmodels</text:p>
        <text:list xml:id="list1469062396" text:style-name="L7">
          <text:list-item>
            <text:p text:style-name="P60">The testmodels are in project testmodels/models/sourcemodels</text:p>
          </text:list-item>
          <text:list-item>
            <text:p text:style-name="P60">scripts to run them are in the <text:s/>testmodels/scripts</text:p>
          </text:list-item>
          <text:list-item>
            <text:p text:style-name="P60">run the scripts in a shell or create a run configuration in Eclipse</text:p>
          </text:list-item>
          <text:list-item>
            <text:p text:style-name="P60">make sure the scripts are executable after checkout (e.g. chmod a+x run_cwm2uml.sh)</text:p>
          </text:list-item>
        </text:list>
        <text:p text:style-name="Text_20_Body_20_Single"/>
        <text:p text:style-name="Default_20_Text">Scripts and Models</text:p>
        <table:table table:name="Table3" table:style-name="Table3">
          <table:table-column table:style-name="Table3.A" table:number-columns-repeated="3"/>
          <table:table-row>
            <table:table-cell table:style-name="Table3.A1" office:value-type="string">
              <text:p text:style-name="P34">script</text:p>
            </table:table-cell>
            <table:table-cell table:style-name="Table3.A1" office:value-type="string">
              <text:p text:style-name="P34">sourcemodel</text:p>
            </table:table-cell>
            <table:table-cell table:style-name="Table3.C1" office:value-type="string">
              <text:p text:style-name="P34">result</text:p>
            </table:table-cell>
          </table:table-row>
          <table:table-row>
            <table:table-cell table:style-name="Table3.A2" office:value-type="string">
              <text:p text:style-name="Table_20_Contents">run_cwm2uml.sh</text:p>
            </table:table-cell>
            <table:table-cell table:style-name="Table3.A2" office:value-type="string">
              <text:p text:style-name="Table_20_Contents">cim14/cwm-export.xml</text:p>
            </table:table-cell>
            <table:table-cell table:style-name="Table3.C2" office:value-type="string">
              <text:p text:style-name="Table_20_Contents">models/tmp/cwm-export.zip</text:p>
            </table:table-cell>
          </table:table-row>
          <table:table-row>
            <table:table-cell table:style-name="Table3.A2" office:value-type="string">
              <text:p text:style-name="Table_20_Contents">run_uml2cwm.sh</text:p>
            </table:table-cell>
            <table:table-cell table:style-name="Table3.A2" office:value-type="string">
              <text:p text:style-name="Table_20_Contents">cim14/cwm-export.uml</text:p>
            </table:table-cell>
            <table:table-cell table:style-name="Table3.C2" office:value-type="string">
              <text:p text:style-name="Table_20_Contents">models/tmp/cwm-export.xml</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
        <text:p text:style-name="Default_20_Text"/>
        <text:h text:style-name="P38" text:outline-level="1">Running Codegenerators from CWM</text:h>
        <text:h text:style-name="Heading_20_2" text:outline-level="2">Preconditions</text:h>
        <text:list xml:id="list1410336696" text:style-name="L8">
          <text:list-item>
            <text:p text:style-name="P61">LAMPP Installation (XAMPP)</text:p>
          </text:list-item>
        </text:list>
        <text:h text:style-name="Heading_20_2" text:outline-level="2">Create Link to your Repository</text:h>
        <text:list xml:id="list2042265571" text:style-name="L9">
          <text:list-item>
            <text:p text:style-name="P62">Open shell as root (sudo su)</text:p>
          </text:list-item>
          <text:list-item>
            <text:p text:style-name="P62">Create symbolic link to the workspace folder of your repository in the htdocs folder of your lampp installation (e.g. /opt/lampp/htdocs): <text:line-break/>ln -s &lt;your-repository-path&gt;/trunk/olympos/chronos/scr/workspace <text:s/>./cwm-olympos-repo </text:p>
          </text:list-item>
          <text:list-item>
            <text:p text:style-name="P62">check the link in the shell: ll<text:line-break/>result (with your path):<text:line-break/><text:span text:style-name="T37">lrwxrwxrwx <text:s/>1 root root 90 2011-02-14 09:57 cwm-olympos-repo -&gt; /home/tschuetz/projects/eenergy/development/olymposSVN/trunk/olympos/chronos/scr/workspace/</text:span></text:p>
          </text:list-item>
          <text:list-item>
            <text:p text:style-name="P62">restart your lampp installation:<text:line-break/>Example: </text:p>
          </text:list-item>
        </text:list>
        <text:list xml:id="list1110658979" text:style-name="L10">
          <text:list-item>
            <text:p text:style-name="P63">/opt/lampp/lampp stop</text:p>
          </text:list-item>
          <text:list-item>
            <text:p text:style-name="P63">/opt/lampp/lampp start </text:p>
          </text:list-item>
        </text:list>
        <text:h text:style-name="Heading_20_2" text:outline-level="2">Configure CWM</text:h>
        <text:p text:style-name="Text_20_Body_20_Single">Configure CWM according to <text:span text:style-name="T25">Chronos_Web_Modeller_Installation.pdf</text:span></text:p>
        <text:h text:style-name="Heading_20_2" text:outline-level="2">Start and Use CWM</text:h>
        <text:list xml:id="list765724623" text:continue-list="list86074075" text:style-name="L1">
          <text:list-item>
            <text:list>
              <text:list-item>
                <text:p text:style-name="P64">Open in Web-Browser: <text:a xlink:type="simple" xlink:href="http://localhost/cwm-olympos-repo/gui/">http://localhost/cwm-olympos-repo/gui/</text:a> an<text:change-end text:change-id="ct184170752"/>d<text:change-start text:change-id="ct184183600"/> log in<text:change-end text:change-id="ct184183600"/></text:p>
              </text:list-item>
              <text:list-item>
                <text:p text:style-name="P64">Start Work with CWM<text:change text:change-id="ct184717144"/><text:change text:change-id="ct184716568"/><text:change text:change-id="ct184716472"/><text:change text:change-id="ct184716088"/><text:change text:change-id="ct184715992"/><text:change text:change-id="ct184715896"/><text:change text:change-id="ct184715800"/><text:change text:change-id="ct184715608"/><text:change text:change-id="ct184715512"/><text:change text:change-id="ct188507976"/><text:change text:change-id="ct188507880"/><text:change text:change-id="ct188507784"/><text:change text:change-id="ct188507688"/><text:change text:change-id="ct188507400"/><text:change text:change-id="ct188507304"/><text:change text:change-id="ct188507016"/><text:change text:change-id="ct188506920"/><text:change text:change-id="ct188506728"/><text:change text:change-id="ct188506632"/><text:change text:change-id="ct188506536"/><text:change text:change-id="ct188506440"/><text:change text:change-id="ct184184080"/><text:change text:change-id="ct184183984"/><text:change text:change-id="ct184183792"/><text:change text:change-id="ct184183696"/><text:change text:change-id="ct184183504"/><text:change text:change-id="ct184183408"/><text:change text:change-id="ct184183216"/><text:change text:change-id="ct184183120"/><text:change text:change-id="ct184183024"/><text:change text:change-id="ct184182928"/><text:change text:change-id="ct184182832"/><text:change text:change-id="ct184182736"/><text:change text:change-id="ct185413624"/><text:change text:change-id="ct185413528"/><text:change text:change-id="ct185413144"/><text:change text:change-id="ct185413048"/><text:change text:change-id="ct185412664"/><text:change text:change-id="ct185412568"/><text:change text:change-id="ct185412376"/><text:change text:change-id="ct184814296"/><text:change text:change-id="ct184813912"/><text:change text:change-id="ct187524616"/><text:change text:change-id="ct187524424"/><text:change text:change-id="ct188160392"/><text:change text:change-id="ct188160296"/><text:change text:change-id="ct183430792"/><text:change text:change-id="ct187943496"/><text:change text:change-id="ct184422280"/><text:change text:change-id="ct184209488"/><text:change text:change-id="ct184636160"/><text:change text:change-id="ct185519848"/><text:change text:change-id="ct185188152"/><text:change text:change-id="ct188423040"/><text:change text:change-id="ct185187616"/><text:change text:change-id="ct184156624"/><text:change text:change-id="ct186801696"/><text:change text:change-id="ct186801320"/><text:change text:change-id="ct185943784"/><text:change text:change-id="ct187906568"/><text:change text:change-id="ct184895976"/><text:change text:change-id="ct183020576"/><text:change text:change-id="ct184789200"/><text:change text:change-id="ct184584464"/><text:change text:change-id="ct187297504"/><text:change text:change-id="ct185520296"/><text:change text:change-id="ct188532736"/><text:change text:change-id="ct185505792"/><text:change text:change-id="ct184999096"/><text:change text:change-id="ct184789648"/><text:change text:change-id="ct187231424"/><text:change text:change-id="ct184896152"/><text:change text:change-id="ct184761040"/><text:change text:change-id="ct188159168"/><text:change text:change-id="ct188159072"/><text:change text:change-id="ct188158880"/><text:change text:change-id="ct183850712"/><text:change text:change-id="ct183850616"/><text:change text:change-id="ct183850520"/><text:change text:change-id="ct183850328"/><text:change text:change-id="ct183850232"/><text:change text:change-id="ct183849464"/><text:change text:change-id="ct183849368"/><text:change text:change-id="ct183849272"/><text:change text:change-id="ct183849176"/><text:change text:change-id="ct186983144"/><text:change text:change-id="ct186983048"/><text:change text:change-id="ct186982760"/><text:change text:change-id="ct186982664"/><text:change text:change-id="ct186982568"/><text:change text:change-id="ct186982472"/><text:change text:change-id="ct186982376"/><text:change text:change-id="ct186982280"/><text:change text:change-id="ct186982088"/><text:change text:change-id="ct186981992"/><text:change text:change-id="ct186981896"/><text:change text:change-id="ct186981800"/><text:change text:change-id="ct184171576"/><text:change text:change-id="ct184814816"/><text:change text:change-id="ct184814720"/><text:change text:change-id="ct184814624"/><text:change text:change-id="ct184814432"/><text:change text:change-id="ct184565000"/><text:change text:change-id="ct184953840"/><text:change text:change-id="ct184171360"/><text:change text:change-id="ct184518584"/><text:change text:change-id="ct188036512"/><text:change text:change-id="ct184595304"/><text:change text:change-id="ct183710024"/><text:change text:change-id="ct184813816"/><text:change text:change-id="ct184813688"/><text:change text:change-id="ct184872256"/><text:change text:change-id="ct184872128"/><text:change text:change-id="ct184871744"/><text:change text:change-id="ct184871616"/><text:change text:change-id="ct184871488"/><text:change text:change-id="ct184871232"/><text:change text:change-id="ct184871104"/><text:change text:change-id="ct184870880"/><text:change text:change-id="ct184870784"/><text:change text:change-id="ct183574896"/><text:change text:change-id="ct183574768"/><text:change text:change-id="ct183574512"/><text:change text:change-id="ct183574384"/><text:change text:change-id="ct183573744"/><text:change text:change-id="ct183573616"/><text:change text:change-id="ct184564808"/><text:change text:change-id="ct184564680"/><text:change text:change-id="ct184564552"/><text:change text:change-id="ct184564264"/><text:change text:change-id="ct184564168"/><text:change text:change-id="ct184564072"/><text:change text:change-id="ct184171224"/><text:change text:change-id="ct184953744"/><text:change text:change-id="ct184929872"/><text:change text:change-id="ct183710736"/></text:p>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font-name-asian="Lucida Sans Unicode"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_20_Single" style:display-name="Text Body Single" style:family="paragraph" style:parent-style-name="Default_20_Text">
      <style:paragraph-properties fo:margin-top="0in" fo:margin-bottom="0.0835in"/>
    </style:style>
    <style:style style:name="Salutation" style:family="paragraph" style:parent-style-name="Default_20_Text" style:class="text">
      <style:paragraph-properties text:number-lines="false" text:line-number="0"/>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Lucida Sans Unicode1" style:font-size-asian="14pt" style:font-size-complex="14pt"/>
    </style:style>
    <style:style style:name="Text_20_body" style:display-name="Text body" style:family="paragraph" style:parent-style-name="Standard" style:class="text">
      <style:paragraph-properties fo:margin-top="0in" fo:margin-bottom="0.0835in"/>
    </style:style>
    <style:style style:name="Heading_20_2" style:display-name="Heading 2" style:family="paragraph" style:parent-style-name="WW-Heading" style:next-style-name="Text_20_Body_20_Single"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class="text">
      <style:text-properties style:font-name="Times New Roman" fo:font-size="14pt" fo:font-weight="bold" style:font-name-asian="Lucida Sans Unicode2" style:font-size-asian="14pt" style:font-weight-asian="bold" style:font-name-complex="Tahoma3" style:font-size-complex="14pt" style:font-weight-complex="bold"/>
    </style:style>
    <style:style style:name="List" style:family="paragraph" style:parent-style-name="Text_20_Body_20_Single" style:class="list"/>
    <style:style style:name="Head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Default_20_Text"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Default_20_Text" style:next-style-name="Subtitle" style:class="chapter"/>
    <style:style style:name="Subtitle" style:family="paragraph" style:parent-style-name="Default_20_Text" style:next-style-name="Text_20_Body_20_Single" style:class="chapter">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Default_20_Text" style:next-style-name="Text_20_Body_20_Single">
      <style:paragraph-properties fo:margin-top="0.1665in" fo:margin-bottom="0.0835in" fo:keep-with-next="always"/>
      <style:text-properties style:font-name="Arial" fo:font-size="14pt" style:font-name-asian="Lucida Sans Unicode1" style:font-size-asian="14pt" style:font-size-complex="14pt"/>
    </style:style>
    <style:style style:name="WW-Caption"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 style:family="paragraph" style:parent-style-name="Default_20_Text">
      <style:paragraph-properties text:number-lines="false" text:line-number="0"/>
    </style:style>
    <style:style style:name="WW-Heading1" style:family="paragraph" style:parent-style-name="Default_20_Text" style:next-style-name="Text_20_Body_20_Single">
      <style:paragraph-properties fo:margin-top="0.1665in" fo:margin-bottom="0.0835in" fo:keep-with-next="always"/>
      <style:text-properties style:font-name="Arial" fo:font-size="14pt" style:font-name-asian="Lucida Sans Unicode1" style:font-size-asian="14pt" style:font-size-complex="14pt"/>
    </style:style>
    <style:style style:name="WW-Caption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 style:family="paragraph" style:parent-style-name="Default_20_Text">
      <style:paragraph-properties text:number-lines="false" text:line-number="0"/>
    </style:style>
    <style:style style:name="WW-Heading11" style:family="paragraph" style:parent-style-name="Default_20_Text" style:next-style-name="Text_20_Body_20_Single">
      <style:paragraph-properties fo:margin-top="0.1665in" fo:margin-bottom="0.0835in" fo:keep-with-next="always"/>
      <style:text-properties style:font-name="Arial" fo:font-size="14pt" style:font-name-asian="Lucida Sans Unicode1" style:font-size-asian="14pt" style:font-size-complex="14pt"/>
    </style:style>
    <style:style style:name="WW-Caption1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 style:family="paragraph" style:parent-style-name="Default_20_Text">
      <style:paragraph-properties text:number-lines="false" text:line-number="0"/>
    </style:style>
    <style:style style:name="WW-Caption11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1" style:family="paragraph" style:parent-style-name="Default_20_Text">
      <style:paragraph-properties text:number-lines="false" text:line-number="0"/>
    </style:style>
    <style:style style:name="Normal" style:family="paragraph" style:parent-style-name="Default_20_Text">
      <style:paragraph-properties fo:margin-left="0in" fo:margin-right="0in" fo:text-align="start" style:justify-single-word="false" fo:text-indent="0in"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in" fo:margin-right="0in" fo:text-indent="0in"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_20_Single">
      <style:paragraph-properties text:number-lines="false" text:line-number="0"/>
    </style:style>
    <style:style style:name="WW-Table_20_Contents1" style:display-name="WW-Table Contents1" style:family="paragraph" style:parent-style-name="Text_20_Body_20_Single">
      <style:paragraph-properties text:number-lines="false" text:line-number="0"/>
    </style:style>
    <style:style style:name="WW-Table_20_Contents11" style:display-name="WW-Table Contents11" style:family="paragraph" style:parent-style-name="Text_20_Body_20_Single">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in" fo:margin-right="0in" fo:text-indent="0in"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in" fo:margin-right="0in" fo:text-indent="0in"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in" fo:margin-right="0in" fo:text-indent="0in"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in" fo:margin-right="0in" fo:text-indent="0in"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in" fo:margin-right="0in" fo:text-indent="0in"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Default_20_Text" style:next-style-name="Normal">
      <style:paragraph-properties fo:text-align="center" style:justify-single-word="false" fo:hyphenation-ladder-count="no-limit" fo:padding="0in"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Default_20_Text" style:next-style-name="Normal">
      <style:paragraph-properties fo:text-align="center" style:justify-single-word="false" fo:hyphenation-ladder-count="no-limit" style:border-line-width-bottom="0.0008in 0.0138in 0.0008in" fo:padding="0in" fo:border-left="none" fo:border-right="none" fo:border-top="none" fo:border-bottom="0.0154in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_20_Single"/>
    <style:style style:name="WW-Frame_20_contents1" style:display-name="WW-Frame contents1" style:family="paragraph" style:parent-style-name="Text_20_Body_20_Single"/>
    <style:style style:name="Object_20_with_20_arrow" style:display-name="Object with arrow" style:family="paragraph" style:parent-style-name="Default_20_Text"/>
    <style:style style:name="Object_20_with_20_shadow" style:display-name="Object with shadow" style:family="paragraph" style:parent-style-name="Default_20_Text"/>
    <style:style style:name="Object_20_without_20_fill" style:display-name="Object without fill" style:family="paragraph" style:parent-style-name="Default_20_Text"/>
    <style:style style:name="WW-Text" style:family="paragraph" style:parent-style-name="WW-Caption"/>
    <style:style style:name="WW-Text1" style:family="paragraph" style:parent-style-name="Default_20_Text"/>
    <style:style style:name="Text_20_body_20_justfied" style:display-name="Text body justfied" style:family="paragraph" style:parent-style-name="Default_20_Text"/>
    <style:style style:name="WW-First_20_line_20_indent" style:display-name="WW-First line indent" style:family="paragraph" style:parent-style-name="Default_20_Text">
      <style:paragraph-properties fo:margin-left="0in" fo:margin-right="0in" fo:text-indent="0.2362in" style:auto-text-indent="false"/>
    </style:style>
    <style:style style:name="Title1" style:family="paragraph" style:parent-style-name="Default_20_Text">
      <style:paragraph-properties fo:text-align="center" style:justify-single-word="false"/>
    </style:style>
    <style:style style:name="Title2" style:family="paragraph" style:parent-style-name="Default_20_Text">
      <style:paragraph-properties fo:margin-left="0.0783in" fo:margin-right="0.0783in" fo:margin-top="0.0398in" fo:margin-bottom="0.0398in" fo:text-align="center" style:justify-single-word="false" fo:text-indent="0in" style:auto-text-indent="false"/>
    </style:style>
    <style:style style:name="Heading1" style:family="paragraph" style:parent-style-name="Default_20_Text">
      <style:paragraph-properties fo:margin-top="0.1654in" fo:margin-bottom="0.0827in"/>
    </style:style>
    <style:style style:name="Heading2" style:family="paragraph" style:parent-style-name="Default_20_Text">
      <style:paragraph-properties fo:margin-top="0.1654in" fo:margin-bottom="0.0827in"/>
    </style:style>
    <style:style style:name="Dimension_20_Line" style:display-name="Dimension Line" style:family="paragraph" style:parent-style-name="Default_20_Text"/>
    <style:style style:name="Default_7e_LT_7e_Gliederung_20_1" style:display-name="Default~LT~Gliederung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Default_20_Text">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Default_20_Text">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Default_20_Text">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Default_20_Text">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Default_20_Text">
      <style:paragraph-properties fo:margin-left="0in" fo:margin-right="0in" fo:text-indent="0in" style:auto-text-indent="false" style:text-autospace="none"/>
      <style:text-properties fo:color="#000000" style:text-outline="false" style:text-line-through-style="none" style:font-name="Georgia" fo:font-size="14pt" fo:letter-spacing="0.0693in"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Default_20_Text">
      <style:paragraph-properties fo:padding="0.0193in" fo:border="0.0008in solid #000000" style:shadow="none"/>
      <style:text-properties style:font-name="Courier New1" fo:language="en" fo:country="US"/>
    </style:style>
    <style:style style:name="Codeline" style:family="paragraph" style:parent-style-name="Default_20_Text">
      <style:text-properties fo:language="en" fo:country="US"/>
    </style:style>
    <style:style style:name="Codeline2" style:family="paragraph" style:parent-style-name="Default_20_Text">
      <style:text-properties fo:language="en" fo:country="US"/>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Default_20_Text" style:class="html">
      <style:paragraph-properties fo:margin-top="0in" fo:margin-bottom="0in"/>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1965in"/>
        <style:text-properties style:font-name="Symbol"/>
      </text:list-level-style-bullet>
      <text:list-level-style-bullet text:level="2" text:style-name="WW8Num2z0" style:num-suffix="." text:bullet-char="·">
        <style:list-level-properties text:space-before="0.1972in" text:min-label-width="0.1965in"/>
        <style:text-properties style:font-name="Symbol"/>
      </text:list-level-style-bullet>
      <text:list-level-style-bullet text:level="3" text:style-name="WW8Num2z0" style:num-suffix="." text:bullet-char="·">
        <style:list-level-properties text:space-before="0.3937in" text:min-label-width="0.1965in"/>
        <style:text-properties style:font-name="Symbol"/>
      </text:list-level-style-bullet>
      <text:list-level-style-bullet text:level="4" text:style-name="WW8Num2z0" style:num-suffix="." text:bullet-char="·">
        <style:list-level-properties text:space-before="0.5909in" text:min-label-width="0.1965in"/>
        <style:text-properties style:font-name="Symbol"/>
      </text:list-level-style-bullet>
      <text:list-level-style-bullet text:level="5" text:style-name="WW8Num2z0" style:num-suffix="." text:bullet-char="·">
        <style:list-level-properties text:space-before="0.7874in" text:min-label-width="0.1965in"/>
        <style:text-properties style:font-name="Symbol"/>
      </text:list-level-style-bullet>
      <text:list-level-style-bullet text:level="6" text:style-name="WW8Num2z0" style:num-suffix="." text:bullet-char="·">
        <style:list-level-properties text:space-before="0.9846in" text:min-label-width="0.1965in"/>
        <style:text-properties style:font-name="Symbol"/>
      </text:list-level-style-bullet>
      <text:list-level-style-bullet text:level="7" text:style-name="WW8Num2z0" style:num-suffix="." text:bullet-char="·">
        <style:list-level-properties text:space-before="1.1815in" text:min-label-width="0.1965in"/>
        <style:text-properties style:font-name="Symbol"/>
      </text:list-level-style-bullet>
      <text:list-level-style-bullet text:level="8" text:style-name="WW8Num2z0" style:num-suffix="." text:bullet-char="·">
        <style:list-level-properties text:space-before="1.3787in" text:min-label-width="0.1965in"/>
        <style:text-properties style:font-name="Symbol"/>
      </text:list-level-style-bullet>
      <text:list-level-style-bullet text:level="9" text:style-name="WW8Num2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min-label-width="0.1965in"/>
        <style:text-properties style:font-name="Symbol"/>
      </text:list-level-style-bullet>
      <text:list-level-style-bullet text:level="2" text:style-name="WW8Num3z0" style:num-suffix="." text:bullet-char="·">
        <style:list-level-properties text:space-before="0.1972in" text:min-label-width="0.1965in"/>
        <style:text-properties style:font-name="Symbol"/>
      </text:list-level-style-bullet>
      <text:list-level-style-bullet text:level="3" text:style-name="WW8Num3z0" style:num-suffix="." text:bullet-char="·">
        <style:list-level-properties text:space-before="0.3937in" text:min-label-width="0.1965in"/>
        <style:text-properties style:font-name="Symbol"/>
      </text:list-level-style-bullet>
      <text:list-level-style-bullet text:level="4" text:style-name="WW8Num3z0" style:num-suffix="." text:bullet-char="·">
        <style:list-level-properties text:space-before="0.5909in" text:min-label-width="0.1965in"/>
        <style:text-properties style:font-name="Symbol"/>
      </text:list-level-style-bullet>
      <text:list-level-style-bullet text:level="5" text:style-name="WW8Num3z0" style:num-suffix="." text:bullet-char="·">
        <style:list-level-properties text:space-before="0.7874in" text:min-label-width="0.1965in"/>
        <style:text-properties style:font-name="Symbol"/>
      </text:list-level-style-bullet>
      <text:list-level-style-bullet text:level="6" text:style-name="WW8Num3z0" style:num-suffix="." text:bullet-char="·">
        <style:list-level-properties text:space-before="0.9846in" text:min-label-width="0.1965in"/>
        <style:text-properties style:font-name="Symbol"/>
      </text:list-level-style-bullet>
      <text:list-level-style-bullet text:level="7" text:style-name="WW8Num3z0" style:num-suffix="." text:bullet-char="·">
        <style:list-level-properties text:space-before="1.1815in" text:min-label-width="0.1965in"/>
        <style:text-properties style:font-name="Symbol"/>
      </text:list-level-style-bullet>
      <text:list-level-style-bullet text:level="8" text:style-name="WW8Num3z0" style:num-suffix="." text:bullet-char="·">
        <style:list-level-properties text:space-before="1.3787in" text:min-label-width="0.1965in"/>
        <style:text-properties style:font-name="Symbol"/>
      </text:list-level-style-bullet>
      <text:list-level-style-bullet text:level="9" text:style-name="WW8Num3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min-label-width="0.1965in"/>
        <style:text-properties style:font-name="Symbol"/>
      </text:list-level-style-bullet>
      <text:list-level-style-bullet text:level="2" text:style-name="WW8Num4z0" style:num-suffix="." text:bullet-char="·">
        <style:list-level-properties text:space-before="0.1972in" text:min-label-width="0.1965in"/>
        <style:text-properties style:font-name="Symbol"/>
      </text:list-level-style-bullet>
      <text:list-level-style-bullet text:level="3" text:style-name="WW8Num4z0" style:num-suffix="." text:bullet-char="·">
        <style:list-level-properties text:space-before="0.3937in" text:min-label-width="0.1965in"/>
        <style:text-properties style:font-name="Symbol"/>
      </text:list-level-style-bullet>
      <text:list-level-style-bullet text:level="4" text:style-name="WW8Num4z0" style:num-suffix="." text:bullet-char="·">
        <style:list-level-properties text:space-before="0.5909in" text:min-label-width="0.1965in"/>
        <style:text-properties style:font-name="Symbol"/>
      </text:list-level-style-bullet>
      <text:list-level-style-bullet text:level="5" text:style-name="WW8Num4z0" style:num-suffix="." text:bullet-char="·">
        <style:list-level-properties text:space-before="0.7874in" text:min-label-width="0.1965in"/>
        <style:text-properties style:font-name="Symbol"/>
      </text:list-level-style-bullet>
      <text:list-level-style-bullet text:level="6" text:style-name="WW8Num4z0" style:num-suffix="." text:bullet-char="·">
        <style:list-level-properties text:space-before="0.9846in" text:min-label-width="0.1965in"/>
        <style:text-properties style:font-name="Symbol"/>
      </text:list-level-style-bullet>
      <text:list-level-style-bullet text:level="7" text:style-name="WW8Num4z0" style:num-suffix="." text:bullet-char="·">
        <style:list-level-properties text:space-before="1.1815in" text:min-label-width="0.1965in"/>
        <style:text-properties style:font-name="Symbol"/>
      </text:list-level-style-bullet>
      <text:list-level-style-bullet text:level="8" text:style-name="WW8Num4z0" style:num-suffix="." text:bullet-char="·">
        <style:list-level-properties text:space-before="1.3787in" text:min-label-width="0.1965in"/>
        <style:text-properties style:font-name="Symbol"/>
      </text:list-level-style-bullet>
      <text:list-level-style-bullet text:level="9" text:style-name="WW8Num4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min-label-width="0.1965in"/>
        <style:text-properties style:font-name="Symbol"/>
      </text:list-level-style-bullet>
      <text:list-level-style-bullet text:level="2" text:style-name="WW8Num5z0" style:num-suffix="." text:bullet-char="·">
        <style:list-level-properties text:space-before="0.1972in" text:min-label-width="0.1965in"/>
        <style:text-properties style:font-name="Symbol"/>
      </text:list-level-style-bullet>
      <text:list-level-style-bullet text:level="3" text:style-name="WW8Num5z0" style:num-suffix="." text:bullet-char="·">
        <style:list-level-properties text:space-before="0.3937in" text:min-label-width="0.1965in"/>
        <style:text-properties style:font-name="Symbol"/>
      </text:list-level-style-bullet>
      <text:list-level-style-bullet text:level="4" text:style-name="WW8Num5z0" style:num-suffix="." text:bullet-char="·">
        <style:list-level-properties text:space-before="0.5909in" text:min-label-width="0.1965in"/>
        <style:text-properties style:font-name="Symbol"/>
      </text:list-level-style-bullet>
      <text:list-level-style-bullet text:level="5" text:style-name="WW8Num5z0" style:num-suffix="." text:bullet-char="·">
        <style:list-level-properties text:space-before="0.7874in" text:min-label-width="0.1965in"/>
        <style:text-properties style:font-name="Symbol"/>
      </text:list-level-style-bullet>
      <text:list-level-style-bullet text:level="6" text:style-name="WW8Num5z0" style:num-suffix="." text:bullet-char="·">
        <style:list-level-properties text:space-before="0.9846in" text:min-label-width="0.1965in"/>
        <style:text-properties style:font-name="Symbol"/>
      </text:list-level-style-bullet>
      <text:list-level-style-bullet text:level="7" text:style-name="WW8Num5z0" style:num-suffix="." text:bullet-char="·">
        <style:list-level-properties text:space-before="1.1815in" text:min-label-width="0.1965in"/>
        <style:text-properties style:font-name="Symbol"/>
      </text:list-level-style-bullet>
      <text:list-level-style-bullet text:level="8" text:style-name="WW8Num5z0" style:num-suffix="." text:bullet-char="·">
        <style:list-level-properties text:space-before="1.3787in" text:min-label-width="0.1965in"/>
        <style:text-properties style:font-name="Symbol"/>
      </text:list-level-style-bullet>
      <text:list-level-style-bullet text:level="9" text:style-name="WW8Num5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min-label-width="0.1965in"/>
        <style:text-properties style:font-name="Symbol"/>
      </text:list-level-style-bullet>
      <text:list-level-style-bullet text:level="2" text:style-name="WW8Num6z0" style:num-suffix="." text:bullet-char="·">
        <style:list-level-properties text:space-before="0.1972in" text:min-label-width="0.1965in"/>
        <style:text-properties style:font-name="Symbol"/>
      </text:list-level-style-bullet>
      <text:list-level-style-bullet text:level="3" text:style-name="WW8Num6z0" style:num-suffix="." text:bullet-char="·">
        <style:list-level-properties text:space-before="0.3937in" text:min-label-width="0.1965in"/>
        <style:text-properties style:font-name="Symbol"/>
      </text:list-level-style-bullet>
      <text:list-level-style-bullet text:level="4" text:style-name="WW8Num6z0" style:num-suffix="." text:bullet-char="·">
        <style:list-level-properties text:space-before="0.5909in" text:min-label-width="0.1965in"/>
        <style:text-properties style:font-name="Symbol"/>
      </text:list-level-style-bullet>
      <text:list-level-style-bullet text:level="5" text:style-name="WW8Num6z0" style:num-suffix="." text:bullet-char="·">
        <style:list-level-properties text:space-before="0.7874in" text:min-label-width="0.1965in"/>
        <style:text-properties style:font-name="Symbol"/>
      </text:list-level-style-bullet>
      <text:list-level-style-bullet text:level="6" text:style-name="WW8Num6z0" style:num-suffix="." text:bullet-char="·">
        <style:list-level-properties text:space-before="0.9846in" text:min-label-width="0.1965in"/>
        <style:text-properties style:font-name="Symbol"/>
      </text:list-level-style-bullet>
      <text:list-level-style-bullet text:level="7" text:style-name="WW8Num6z0" style:num-suffix="." text:bullet-char="·">
        <style:list-level-properties text:space-before="1.1815in" text:min-label-width="0.1965in"/>
        <style:text-properties style:font-name="Symbol"/>
      </text:list-level-style-bullet>
      <text:list-level-style-bullet text:level="8" text:style-name="WW8Num6z0" style:num-suffix="." text:bullet-char="·">
        <style:list-level-properties text:space-before="1.3787in" text:min-label-width="0.1965in"/>
        <style:text-properties style:font-name="Symbol"/>
      </text:list-level-style-bullet>
      <text:list-level-style-bullet text:level="9" text:style-name="WW8Num6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min-label-width="0.1965in"/>
        <style:text-properties style:font-name="Symbol"/>
      </text:list-level-style-bullet>
      <text:list-level-style-bullet text:level="2" text:style-name="WW8Num7z0" style:num-suffix="." text:bullet-char="">
        <style:list-level-properties text:space-before="0.1972in" text:min-label-width="0.1965in"/>
        <style:text-properties style:font-name="Symbol"/>
      </text:list-level-style-bullet>
      <text:list-level-style-bullet text:level="3" text:style-name="WW8Num7z0" style:num-suffix="." text:bullet-char="">
        <style:list-level-properties text:space-before="0.3937in" text:min-label-width="0.1965in"/>
        <style:text-properties style:font-name="Symbol"/>
      </text:list-level-style-bullet>
      <text:list-level-style-bullet text:level="4" text:style-name="WW8Num7z0" style:num-suffix="." text:bullet-char="">
        <style:list-level-properties text:space-before="0.5909in" text:min-label-width="0.1965in"/>
        <style:text-properties style:font-name="Symbol"/>
      </text:list-level-style-bullet>
      <text:list-level-style-bullet text:level="5" text:style-name="WW8Num7z0" style:num-suffix="." text:bullet-char="">
        <style:list-level-properties text:space-before="0.7874in" text:min-label-width="0.1965in"/>
        <style:text-properties style:font-name="Symbol"/>
      </text:list-level-style-bullet>
      <text:list-level-style-bullet text:level="6" text:style-name="WW8Num7z0" style:num-suffix="." text:bullet-char="">
        <style:list-level-properties text:space-before="0.9846in" text:min-label-width="0.1965in"/>
        <style:text-properties style:font-name="Symbol"/>
      </text:list-level-style-bullet>
      <text:list-level-style-bullet text:level="7" text:style-name="WW8Num7z0" style:num-suffix="." text:bullet-char="">
        <style:list-level-properties text:space-before="1.1815in" text:min-label-width="0.1965in"/>
        <style:text-properties style:font-name="Symbol"/>
      </text:list-level-style-bullet>
      <text:list-level-style-bullet text:level="8" text:style-name="WW8Num7z0" style:num-suffix="." text:bullet-char="">
        <style:list-level-properties text:space-before="1.3787in" text:min-label-width="0.1965in"/>
        <style:text-properties style:font-name="Symbol"/>
      </text:list-level-style-bullet>
      <text:list-level-style-bullet text:level="9" text:style-name="WW8Num7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min-label-width="0.1965in"/>
        <style:text-properties style:font-name="Symbol"/>
      </text:list-level-style-bullet>
      <text:list-level-style-bullet text:level="2" text:style-name="WW8Num8z0" style:num-suffix="." text:bullet-char="">
        <style:list-level-properties text:space-before="0.1972in" text:min-label-width="0.1965in"/>
        <style:text-properties style:font-name="Symbol"/>
      </text:list-level-style-bullet>
      <text:list-level-style-bullet text:level="3" text:style-name="WW8Num8z0" style:num-suffix="." text:bullet-char="">
        <style:list-level-properties text:space-before="0.3937in" text:min-label-width="0.1965in"/>
        <style:text-properties style:font-name="Symbol"/>
      </text:list-level-style-bullet>
      <text:list-level-style-bullet text:level="4" text:style-name="WW8Num8z0" style:num-suffix="." text:bullet-char="">
        <style:list-level-properties text:space-before="0.5909in" text:min-label-width="0.1965in"/>
        <style:text-properties style:font-name="Symbol"/>
      </text:list-level-style-bullet>
      <text:list-level-style-bullet text:level="5" text:style-name="WW8Num8z0" style:num-suffix="." text:bullet-char="">
        <style:list-level-properties text:space-before="0.7874in" text:min-label-width="0.1965in"/>
        <style:text-properties style:font-name="Symbol"/>
      </text:list-level-style-bullet>
      <text:list-level-style-bullet text:level="6" text:style-name="WW8Num8z0" style:num-suffix="." text:bullet-char="">
        <style:list-level-properties text:space-before="0.9846in" text:min-label-width="0.1965in"/>
        <style:text-properties style:font-name="Symbol"/>
      </text:list-level-style-bullet>
      <text:list-level-style-bullet text:level="7" text:style-name="WW8Num8z0" style:num-suffix="." text:bullet-char="">
        <style:list-level-properties text:space-before="1.1815in" text:min-label-width="0.1965in"/>
        <style:text-properties style:font-name="Symbol"/>
      </text:list-level-style-bullet>
      <text:list-level-style-bullet text:level="8" text:style-name="WW8Num8z0" style:num-suffix="." text:bullet-char="">
        <style:list-level-properties text:space-before="1.3787in" text:min-label-width="0.1965in"/>
        <style:text-properties style:font-name="Symbol"/>
      </text:list-level-style-bullet>
      <text:list-level-style-bullet text:level="9" text:style-name="WW8Num8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min-label-width="0.1965in"/>
        <style:text-properties style:font-name="Symbol"/>
      </text:list-level-style-bullet>
      <text:list-level-style-bullet text:level="2" text:style-name="WW8Num9z0" style:num-suffix="." text:bullet-char="">
        <style:list-level-properties text:space-before="0.1972in" text:min-label-width="0.1965in"/>
        <style:text-properties style:font-name="Symbol"/>
      </text:list-level-style-bullet>
      <text:list-level-style-bullet text:level="3" text:style-name="WW8Num9z0" style:num-suffix="." text:bullet-char="">
        <style:list-level-properties text:space-before="0.3937in" text:min-label-width="0.1965in"/>
        <style:text-properties style:font-name="Symbol"/>
      </text:list-level-style-bullet>
      <text:list-level-style-bullet text:level="4" text:style-name="WW8Num9z0" style:num-suffix="." text:bullet-char="">
        <style:list-level-properties text:space-before="0.5909in" text:min-label-width="0.1965in"/>
        <style:text-properties style:font-name="Symbol"/>
      </text:list-level-style-bullet>
      <text:list-level-style-bullet text:level="5" text:style-name="WW8Num9z0" style:num-suffix="." text:bullet-char="">
        <style:list-level-properties text:space-before="0.7874in" text:min-label-width="0.1965in"/>
        <style:text-properties style:font-name="Symbol"/>
      </text:list-level-style-bullet>
      <text:list-level-style-bullet text:level="6" text:style-name="WW8Num9z0" style:num-suffix="." text:bullet-char="">
        <style:list-level-properties text:space-before="0.9846in" text:min-label-width="0.1965in"/>
        <style:text-properties style:font-name="Symbol"/>
      </text:list-level-style-bullet>
      <text:list-level-style-bullet text:level="7" text:style-name="WW8Num9z0" style:num-suffix="." text:bullet-char="">
        <style:list-level-properties text:space-before="1.1815in" text:min-label-width="0.1965in"/>
        <style:text-properties style:font-name="Symbol"/>
      </text:list-level-style-bullet>
      <text:list-level-style-bullet text:level="8" text:style-name="WW8Num9z0" style:num-suffix="." text:bullet-char="">
        <style:list-level-properties text:space-before="1.3787in" text:min-label-width="0.1965in"/>
        <style:text-properties style:font-name="Symbol"/>
      </text:list-level-style-bullet>
      <text:list-level-style-bullet text:level="9" text:style-name="WW8Num9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min-label-width="0.1965in"/>
        <style:text-properties style:font-name="Symbol"/>
      </text:list-level-style-bullet>
      <text:list-level-style-bullet text:level="2" text:style-name="WW8Num10z0" style:num-suffix="." text:bullet-char="">
        <style:list-level-properties text:space-before="0.1972in" text:min-label-width="0.1965in"/>
        <style:text-properties style:font-name="Symbol"/>
      </text:list-level-style-bullet>
      <text:list-level-style-bullet text:level="3" text:style-name="WW8Num10z0" style:num-suffix="." text:bullet-char="">
        <style:list-level-properties text:space-before="0.3937in" text:min-label-width="0.1965in"/>
        <style:text-properties style:font-name="Symbol"/>
      </text:list-level-style-bullet>
      <text:list-level-style-bullet text:level="4" text:style-name="WW8Num10z0" style:num-suffix="." text:bullet-char="">
        <style:list-level-properties text:space-before="0.5909in" text:min-label-width="0.1965in"/>
        <style:text-properties style:font-name="Symbol"/>
      </text:list-level-style-bullet>
      <text:list-level-style-bullet text:level="5" text:style-name="WW8Num10z0" style:num-suffix="." text:bullet-char="">
        <style:list-level-properties text:space-before="0.7874in" text:min-label-width="0.1965in"/>
        <style:text-properties style:font-name="Symbol"/>
      </text:list-level-style-bullet>
      <text:list-level-style-bullet text:level="6" text:style-name="WW8Num10z0" style:num-suffix="." text:bullet-char="">
        <style:list-level-properties text:space-before="0.9846in" text:min-label-width="0.1965in"/>
        <style:text-properties style:font-name="Symbol"/>
      </text:list-level-style-bullet>
      <text:list-level-style-bullet text:level="7" text:style-name="WW8Num10z0" style:num-suffix="." text:bullet-char="">
        <style:list-level-properties text:space-before="1.1815in" text:min-label-width="0.1965in"/>
        <style:text-properties style:font-name="Symbol"/>
      </text:list-level-style-bullet>
      <text:list-level-style-bullet text:level="8" text:style-name="WW8Num10z0" style:num-suffix="." text:bullet-char="">
        <style:list-level-properties text:space-before="1.3787in" text:min-label-width="0.1965in"/>
        <style:text-properties style:font-name="Symbol"/>
      </text:list-level-style-bullet>
      <text:list-level-style-bullet text:level="9" text:style-name="WW8Num10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min-label-width="0.1965in"/>
        <style:text-properties style:font-name="Symbol"/>
      </text:list-level-style-bullet>
      <text:list-level-style-bullet text:level="2" text:style-name="WW8Num11z0" style:num-suffix="." text:bullet-char="">
        <style:list-level-properties text:space-before="0.1972in" text:min-label-width="0.1965in"/>
        <style:text-properties style:font-name="Symbol"/>
      </text:list-level-style-bullet>
      <text:list-level-style-bullet text:level="3" text:style-name="WW8Num11z0" style:num-suffix="." text:bullet-char="">
        <style:list-level-properties text:space-before="0.3937in" text:min-label-width="0.1965in"/>
        <style:text-properties style:font-name="Symbol"/>
      </text:list-level-style-bullet>
      <text:list-level-style-bullet text:level="4" text:style-name="WW8Num11z0" style:num-suffix="." text:bullet-char="">
        <style:list-level-properties text:space-before="0.5909in" text:min-label-width="0.1965in"/>
        <style:text-properties style:font-name="Symbol"/>
      </text:list-level-style-bullet>
      <text:list-level-style-bullet text:level="5" text:style-name="WW8Num11z0" style:num-suffix="." text:bullet-char="">
        <style:list-level-properties text:space-before="0.7874in" text:min-label-width="0.1965in"/>
        <style:text-properties style:font-name="Symbol"/>
      </text:list-level-style-bullet>
      <text:list-level-style-bullet text:level="6" text:style-name="WW8Num11z0" style:num-suffix="." text:bullet-char="">
        <style:list-level-properties text:space-before="0.9846in" text:min-label-width="0.1965in"/>
        <style:text-properties style:font-name="Symbol"/>
      </text:list-level-style-bullet>
      <text:list-level-style-bullet text:level="7" text:style-name="WW8Num11z0" style:num-suffix="." text:bullet-char="">
        <style:list-level-properties text:space-before="1.1815in" text:min-label-width="0.1965in"/>
        <style:text-properties style:font-name="Symbol"/>
      </text:list-level-style-bullet>
      <text:list-level-style-bullet text:level="8" text:style-name="WW8Num11z0" style:num-suffix="." text:bullet-char="">
        <style:list-level-properties text:space-before="1.3787in" text:min-label-width="0.1965in"/>
        <style:text-properties style:font-name="Symbol"/>
      </text:list-level-style-bullet>
      <text:list-level-style-bullet text:level="9" text:style-name="WW8Num11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in" fo:margin-right="0.25in" fo:text-align="start" style:justify-single-word="false" fo:text-indent="0in" style:auto-text-indent="false"/>
    </style:style>
    <style:style style:name="MT1" style:family="text">
      <style:text-properties fo:text-transform="uppercase" style:font-name="Georgia" fo:font-size="8pt" fo:letter-spacing="0.0417in"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8.5in" fo:page-height="11in" style:num-format="1" style:print-orientation="portrait" fo:margin-top="0.5in" fo:margin-bottom="0.7839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5in" fo:page-height="11in" style:num-format="1" style:print-orientation="portrait" fo:margin-top="1in" fo:margin-bottom="0.9807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Building and Running Codegenerators</text:title></text:p>
        <text:p text:style-name="MP2"><text:span text:style-name="MT1">-</text:span><text:span text:style-name="MT1"><text:subject>setting up the development for codegenerators</text:subject></text:span><text:span text:style-name="MT1">-</text:span></text:p>
      </style:header>
      <style:footer>
        <text:p text:style-name="MP3"><draw:frame draw:style-name="Mfr1" draw:name="Frame1" text:anchor-type="paragraph" svg:y="0.0008in" fo:min-width="0.0161in" draw:z-index="1"><draw:text-box fo:min-height="0.1457in"><text:p text:style-name="Footer"><text:span text:style-name="Page_20_Number"><text:page-number text:select-page="current">7</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Building and Running Codegenerators</dc:title>
    <dc:subject>setting up the development for codegenerators</dc:subject>
    <meta:initial-creator>Giuseppe Platania</meta:initial-creator>
    <meta:creation-date>2007-01-17T15:30:15</meta:creation-date>
    <dc:date>2011-02-24T15:13:17</dc:date>
    <meta:editing-cycles>86</meta:editing-cycles>
    <meta:editing-duration>PT158H37M38S</meta:editing-duration>
    <dc:description>This document leads through the steps of
- checking out the subversion repository
- setting up the Eclipse Tooling
- building the generators
- running the generators with testmodels (headless)
- running the generators from CWM
</dc:description>
    <meta:document-statistic meta:table-count="3" meta:image-count="26" meta:object-count="0" meta:page-count="7" meta:paragraph-count="302" meta:word-count="1618" meta:character-count="11308"/>
    <meta:user-defined meta:name="Info 1"/>
    <meta:user-defined meta:name="Info 2"/>
    <meta:user-defined meta:name="Info 3"/>
    <meta:user-defined meta:name="Info 4"/>
    <meta:user-defined meta:name="Lingua">English</meta:user-defined>
    <meta:user-defined meta:name="Progetto">Eliopoli</meta:user-defined>
  </office:meta>
</office:document-meta>
</file>